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589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pr1" style:family="presentation" style:parent-style-name="Forestbird3-title">
      <style:graphic-properties draw:auto-grow-height="true" fo:min-height="3.333cm" loext:decorative="false"/>
      <style:paragraph-properties style:writing-mode="lr-tb"/>
    </style:style>
    <style:style style:name="pr2" style:family="presentation" style:parent-style-name="Forestbird3-outline1">
      <style:graphic-properties fo:min-height="9.001cm" loext:decorative="false"/>
      <style:paragraph-properties style:writing-mode="lr-tb"/>
    </style:style>
    <style:style style:name="pr3" style:family="presentation" style:parent-style-name="Forestbird3-title">
      <style:graphic-properties draw:textarea-horizontal-align="left" fo:min-height="0.847cm" loext:decorative="false"/>
      <style:paragraph-properties style:writing-mode="lr-tb"/>
    </style:style>
    <style:style style:name="pr4" style:family="presentation" style:parent-style-name="Forestbird3-notes">
      <style:graphic-properties draw:fill-color="#ffffff" draw:auto-grow-height="false" fo:min-height="14.001cm" loext:decorative="false"/>
      <style:paragraph-properties style:writing-mode="lr-tb"/>
    </style:style>
    <style:style style:name="pr5" style:family="presentation" style:parent-style-name="Forestbird-title">
      <style:graphic-properties fo:min-height="2.316cm" loext:decorative="false"/>
      <style:paragraph-properties style:writing-mode="lr-tb"/>
    </style:style>
    <style:style style:name="pr6" style:family="presentation" style:parent-style-name="Forestbird-subtitle">
      <style:graphic-properties draw:stroke="solid" draw:fill-color="#ffffff" draw:textarea-horizontal-align="left" draw:textarea-vertical-align="top" fo:min-height="2.963cm" draw:shadow="hidden" loext:decorative="false"/>
      <style:paragraph-properties style:writing-mode="lr-tb"/>
    </style:style>
    <style:style style:name="pr7" style:family="presentation" style:parent-style-name="Forestbird-subtitle">
      <style:graphic-properties draw:stroke="none" draw:fill-color="#ffffff" draw:textarea-horizontal-align="left" draw:textarea-vertical-align="top" fo:min-height="0.847cm" draw:shadow="hidden" loext:decorative="false"/>
      <style:paragraph-properties style:writing-mode="lr-tb"/>
    </style:style>
    <style:style style:name="pr8" style:family="presentation" style:parent-style-name="Forestbird-subtitle">
      <style:graphic-properties draw:stroke="solid" draw:fill-color="#ffffff" draw:textarea-horizontal-align="left" draw:textarea-vertical-align="top" fo:min-height="1.999cm" draw:shadow="hidden" loext:decorative="false"/>
      <style:paragraph-properties style:writing-mode="lr-tb"/>
    </style:style>
    <style:style style:name="pr9" style:family="presentation" style:parent-style-name="Forestbird-subtitle" style:list-style-name="L3">
      <style:graphic-properties draw:stroke="solid" draw:fill-color="#ffffff" draw:textarea-horizontal-align="left" draw:textarea-vertical-align="top" fo:min-height="9.948cm" draw:shadow="hidden" loext:decorative="false"/>
      <style:paragraph-properties style:writing-mode="lr-tb"/>
    </style:style>
    <style:style style:name="pr10" style:family="presentation" style:parent-style-name="Forestbird-subtitle">
      <style:graphic-properties draw:stroke="solid" draw:fill-color="#ffffff" draw:textarea-horizontal-align="left" draw:textarea-vertical-align="top" fo:min-height="3.197cm" draw:shadow="hidden" loext:decorative="false"/>
      <style:paragraph-properties style:writing-mode="lr-tb"/>
    </style:style>
    <style:style style:name="pr11" style:family="presentation" style:parent-style-name="Forestbird-subtitle">
      <style:graphic-properties draw:stroke="solid" draw:fill-color="#ffffff" draw:textarea-horizontal-align="left" draw:textarea-vertical-align="top" fo:min-height="2.962cm" draw:shadow="hidden" loext:decorative="false"/>
      <style:paragraph-properties style:writing-mode="lr-tb"/>
    </style:style>
    <style:style style:name="pr12" style:family="presentation" style:parent-style-name="Forestbird-title">
      <style:graphic-properties draw:textarea-horizontal-align="left" fo:min-height="0.847cm" loext:decorative="false"/>
      <style:paragraph-properties style:writing-mode="lr-tb"/>
    </style:style>
    <style:style style:name="pr13" style:family="presentation" style:parent-style-name="Forestbird-notes">
      <style:graphic-properties draw:fill-color="#ffffff" draw:auto-grow-height="false" fo:min-height="0.101cm" loext:decorative="false"/>
      <style:paragraph-properties style:writing-mode="lr-tb"/>
    </style:style>
    <style:style style:name="pr14" style:family="presentation" style:parent-style-name="Forestbird1-subtitle">
      <style:graphic-properties draw:stroke="solid" draw:fill-color="#ffffff" draw:textarea-horizontal-align="left" draw:textarea-vertical-align="top" fo:min-height="5.518cm" draw:shadow="hidden" loext:decorative="false"/>
      <style:paragraph-properties style:writing-mode="lr-tb"/>
    </style:style>
    <style:style style:name="pr15" style:family="presentation" style:parent-style-name="Forestbird1-title">
      <style:graphic-properties fo:min-height="2.316cm" loext:decorative="false"/>
      <style:paragraph-properties style:writing-mode="lr-tb"/>
    </style:style>
    <style:style style:name="pr16" style:family="presentation" style:parent-style-name="Forestbird1-subtitle">
      <style:graphic-properties draw:stroke="none" draw:fill-color="#ffffff" draw:textarea-horizontal-align="left" draw:textarea-vertical-align="top" fo:min-height="0.634cm" draw:shadow="hidden" loext:decorative="false"/>
      <style:paragraph-properties style:writing-mode="lr-tb"/>
    </style:style>
    <style:style style:name="pr17" style:family="presentation" style:parent-style-name="Forestbird1-subtitle">
      <style:graphic-properties draw:stroke="solid" draw:fill-color="#ffffff" draw:textarea-horizontal-align="left" draw:textarea-vertical-align="top" fo:min-height="1.565cm" draw:shadow="hidden" loext:decorative="false"/>
      <style:paragraph-properties style:writing-mode="lr-tb"/>
    </style:style>
    <style:style style:name="pr18" style:family="presentation" style:parent-style-name="Forestbird1-subtitle">
      <style:graphic-properties draw:stroke="solid" draw:fill-color="#ffffff" draw:textarea-horizontal-align="left" draw:textarea-vertical-align="top" fo:min-height="2.54cm" draw:shadow="hidden" loext:decorative="false"/>
      <style:paragraph-properties style:writing-mode="lr-tb"/>
    </style:style>
    <style:style style:name="pr19" style:family="presentation" style:parent-style-name="Forestbird1-subtitle">
      <style:graphic-properties draw:stroke="solid" draw:fill-color="#ffffff" draw:textarea-horizontal-align="left" draw:textarea-vertical-align="top" fo:min-height="2.264cm" draw:shadow="hidden" loext:decorative="false"/>
      <style:paragraph-properties style:writing-mode="lr-tb"/>
    </style:style>
    <style:style style:name="pr20" style:family="presentation" style:parent-style-name="Forestbird1-subtitle">
      <style:graphic-properties draw:stroke="solid" draw:fill-color="#ffffff" draw:textarea-horizontal-align="left" draw:textarea-vertical-align="top" fo:min-height="1.87cm" draw:shadow="hidden" loext:decorative="false"/>
      <style:paragraph-properties style:writing-mode="lr-tb"/>
    </style:style>
    <style:style style:name="pr21" style:family="presentation" style:parent-style-name="Forestbird1-subtitle">
      <style:graphic-properties draw:stroke="solid" draw:fill-color="#ffffff" draw:textarea-horizontal-align="left" draw:textarea-vertical-align="top" fo:min-height="4.158cm" draw:shadow="hidden" loext:decorative="false"/>
      <style:paragraph-properties style:writing-mode="lr-tb"/>
    </style:style>
    <style:style style:name="pr22" style:family="presentation" style:parent-style-name="Forestbird1-subtitle">
      <style:graphic-properties draw:stroke="solid" draw:fill-color="#ffffff" draw:textarea-horizontal-align="left" draw:textarea-vertical-align="top" fo:min-height="3.605cm" draw:shadow="hidden" loext:decorative="false"/>
      <style:paragraph-properties style:writing-mode="lr-tb"/>
    </style:style>
    <style:style style:name="pr23" style:family="presentation" style:parent-style-name="Forestbird1-subtitle">
      <style:graphic-properties draw:stroke="solid" draw:fill-color="#ffffff" draw:textarea-horizontal-align="left" draw:textarea-vertical-align="top" fo:min-height="3.604cm" draw:shadow="hidden" loext:decorative="false"/>
      <style:paragraph-properties style:writing-mode="lr-tb"/>
    </style:style>
    <style:style style:name="pr24" style:family="presentation" style:parent-style-name="Forestbird1-subtitle">
      <style:graphic-properties draw:stroke="solid" draw:fill-color="#ffffff" draw:textarea-horizontal-align="left" draw:textarea-vertical-align="top" fo:min-height="6.366cm" draw:shadow="hidden" loext:decorative="false"/>
      <style:paragraph-properties style:writing-mode="lr-tb"/>
    </style:style>
    <style:style style:name="pr25" style:family="presentation" style:parent-style-name="Forestbird1-title">
      <style:graphic-properties draw:textarea-horizontal-align="left" fo:min-height="0.847cm" loext:decorative="false"/>
      <style:paragraph-properties style:writing-mode="lr-tb"/>
    </style:style>
    <style:style style:name="pr26" style:family="presentation" style:parent-style-name="Forestbird1-notes">
      <style:graphic-properties draw:fill-color="#ffffff" draw:auto-grow-height="false" fo:min-height="0.101cm" loext:decorative="false"/>
      <style:paragraph-properties style:writing-mode="lr-tb"/>
    </style:style>
    <style:style style:name="pr27" style:family="presentation" style:parent-style-name="Forestbird2-title">
      <style:graphic-properties draw:textarea-horizontal-align="left" fo:min-height="0.847cm" loext:decorative="false"/>
      <style:paragraph-properties style:writing-mode="lr-tb"/>
    </style:style>
    <style:style style:name="pr28" style:family="presentation" style:parent-style-name="Forestbird2-title">
      <style:graphic-properties fo:min-height="1.423cm" loext:decorative="false"/>
      <style:paragraph-properties style:writing-mode="lr-tb"/>
    </style:style>
    <style:style style:name="pr29" style:family="presentation" style:parent-style-name="Forestbird2-subtitle">
      <style:graphic-properties draw:stroke="solid" draw:fill-color="#ffffff" draw:textarea-horizontal-align="left" draw:textarea-vertical-align="top" fo:min-height="7.454cm" draw:shadow="hidden" loext:decorative="false"/>
      <style:paragraph-properties style:writing-mode="lr-tb"/>
    </style:style>
    <style:style style:name="pr30" style:family="presentation" style:parent-style-name="Forestbird2-title">
      <style:graphic-properties fo:min-height="1.906cm" loext:decorative="false"/>
      <style:paragraph-properties style:writing-mode="lr-tb"/>
    </style:style>
    <style:style style:name="pr31" style:family="presentation" style:parent-style-name="Forestbird2-subtitle">
      <style:graphic-properties draw:stroke="none" draw:fill-color="#ffffff" draw:textarea-horizontal-align="left" draw:textarea-vertical-align="top" fo:min-height="0.634cm" draw:shadow="hidden" loext:decorative="false"/>
      <style:paragraph-properties style:writing-mode="lr-tb"/>
    </style:style>
    <style:style style:name="pr32" style:family="presentation" style:parent-style-name="Forestbird2-subtitle">
      <style:graphic-properties draw:stroke="solid" draw:fill-color="#ffffff" draw:textarea-horizontal-align="left" draw:textarea-vertical-align="top" fo:min-height="3.199cm" draw:shadow="hidden" loext:decorative="false"/>
      <style:paragraph-properties style:writing-mode="lr-tb"/>
    </style:style>
    <style:style style:name="pr33" style:family="presentation" style:parent-style-name="Forestbird2-subtitle">
      <style:graphic-properties draw:stroke="solid" draw:fill-color="#ffffff" draw:textarea-horizontal-align="left" draw:textarea-vertical-align="top" fo:min-height="2.999cm" draw:shadow="hidden" loext:decorative="false"/>
      <style:paragraph-properties style:writing-mode="lr-tb"/>
    </style:style>
    <style:style style:name="pr34" style:family="presentation" style:parent-style-name="Forestbird2-subtitle">
      <style:graphic-properties draw:stroke="solid" draw:fill-color="#ffffff" draw:textarea-horizontal-align="left" draw:textarea-vertical-align="top" fo:min-height="8.714cm" draw:shadow="hidden" loext:decorative="false"/>
      <style:paragraph-properties style:writing-mode="lr-tb"/>
    </style:style>
    <style:style style:name="pr35" style:family="presentation" style:parent-style-name="Forestbird2-subtitle">
      <style:graphic-properties draw:stroke="solid" draw:fill-color="#ffffff" draw:textarea-horizontal-align="left" draw:textarea-vertical-align="top" fo:min-height="6.35cm" draw:shadow="hidden" loext:decorative="false"/>
      <style:paragraph-properties style:writing-mode="lr-tb"/>
    </style:style>
    <style:style style:name="pr36" style:family="presentation" style:parent-style-name="Forestbird2-notes">
      <style:graphic-properties draw:fill-color="#ffffff" draw:auto-grow-height="false" fo:min-height="0.101cm" loext:decorative="false"/>
      <style:paragraph-properties style:writing-mode="lr-tb"/>
    </style:style>
    <style:style style:name="pr37" style:family="presentation" style:parent-style-name="Forestbird3-subtitle">
      <style:graphic-properties draw:stroke="solid" draw:fill-color="#ffffff" draw:textarea-horizontal-align="left" draw:textarea-vertical-align="top" fo:min-height="5.098cm" draw:shadow="hidden" loext:decorative="false"/>
      <style:paragraph-properties style:writing-mode="lr-tb"/>
    </style:style>
    <style:style style:name="pr38" style:family="presentation" style:parent-style-name="Forestbird3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style:paragraph-properties fo:margin-left="0.254cm" fo:margin-right="0.254cm" fo:margin-top="0.42cm" fo:margin-bottom="0.35cm" fo:text-align="start" fo:text-indent="0cm"/>
    </style:style>
    <style:style style:name="P2" style:family="paragraph">
      <style:paragraph-properties fo:margin-left="0.254cm" fo:margin-right="0.254cm" fo:margin-top="0.42cm" fo:margin-bottom="0.35cm" fo:text-align="start" fo:text-indent="0cm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style:text-properties fo:text-shadow="1pt 1pt"/>
    </style:style>
    <style:style style:name="P6" style:family="paragraph">
      <style:paragraph-properties fo:margin-left="0.254cm" fo:margin-right="0.254cm" fo:margin-top="0.229cm" fo:margin-bottom="0cm" fo:text-align="start" fo:text-indent="0cm"/>
    </style:style>
    <style:style style:name="P7" style:family="paragraph">
      <style:paragraph-properties fo:margin-left="0.254cm" fo:margin-right="0.254cm" fo:margin-top="0.051cm" fo:margin-bottom="0cm" fo:text-align="start" fo:text-indent="0cm"/>
    </style:style>
    <style:style style:name="P8" style:family="paragraph">
      <style:paragraph-properties fo:margin-left="0.254cm" fo:margin-right="0.254cm" fo:margin-top="0.051cm" fo:margin-bottom="0cm" fo:line-height="100%" fo:text-align="start" fo:text-indent="0cm"/>
    </style:style>
    <style:style style:name="P9" style:family="paragraph">
      <loext:graphic-properties draw:fill-color="#ffffff"/>
      <style:paragraph-properties fo:margin-left="0.254cm" fo:margin-right="0.254cm" fo:margin-top="0.051cm" fo:margin-bottom="0cm" fo:text-align="start" fo:text-indent="0cm"/>
      <style:text-properties fo:font-size="14pt" style:font-size-asian="10.5pt" style:font-size-complex="10.5pt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style:paragraph-properties fo:margin-left="0.254cm" fo:margin-right="0.254cm" fo:margin-top="0.076cm" fo:margin-bottom="0cm" fo:line-height="100%" fo:text-align="start" fo:text-indent="0cm"/>
    </style:style>
    <style:style style:name="P12" style:family="paragraph">
      <style:paragraph-properties fo:margin-left="0.254cm" fo:margin-right="0.254cm" fo:margin-top="0.076cm" fo:margin-bottom="0cm" fo:text-align="start" fo:text-indent="0cm"/>
    </style:style>
    <style:style style:name="P13" style:family="paragraph">
      <style:paragraph-properties fo:margin-left="0.254cm" fo:margin-right="0.254cm" fo:margin-top="0.102cm" fo:margin-bottom="0cm" fo:text-align="start" fo:text-indent="0cm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 draw:fill-color="#ffffff"/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-color="#ffffff"/>
      <style:paragraph-properties fo:margin-left="0.254cm" fo:margin-right="0.254cm" fo:margin-top="0.229cm" fo:margin-bottom="0cm" fo:text-align="start" fo:text-indent="0cm"/>
      <style:text-properties fo:font-size="10pt" style:font-size-asian="10pt" style:font-size-complex="10pt"/>
    </style:style>
    <style:style style:name="P17" style:family="paragraph">
      <loext:graphic-properties draw:fill-color="#ffffff"/>
      <style:paragraph-properties fo:margin-left="0.254cm" fo:margin-right="0.254cm" fo:margin-top="0.42cm" fo:margin-bottom="0.35cm" fo:text-align="start" fo:text-indent="0cm"/>
      <style:text-properties fo:font-size="10pt" style:font-size-asian="10pt" style:font-size-complex="10pt"/>
    </style:style>
    <style:style style:name="P18" style:family="paragraph">
      <style:paragraph-properties fo:margin-left="0.254cm" fo:margin-right="0.254cm" fo:margin-top="0.127cm" fo:margin-bottom="0cm" fo:text-align="start" fo:text-indent="0cm"/>
    </style:style>
    <style:style style:name="P19" style:family="paragraph">
      <style:paragraph-properties fo:margin-left="0cm" fo:margin-right="0cm" fo:margin-top="0.42cm" fo:margin-bottom="0.35cm" fo:line-height="100%" fo:text-indent="0cm"/>
    </style:style>
    <style:style style:name="P20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  <style:text-properties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-color="#ffffff"/>
      <style:paragraph-properties fo:margin-left="0.254cm" fo:margin-right="0.254cm" fo:margin-top="0.127cm" fo:margin-bottom="0cm" fo:text-align="start" fo:text-indent="0cm"/>
      <style:text-properties fo:font-size="10pt" style:font-size-asian="10pt" style:font-size-complex="10pt"/>
    </style:style>
    <style:style style:name="P22" style:family="paragraph">
      <loext:graphic-properties draw:fill-color="#ffffff"/>
      <style:paragraph-properties fo:margin-left="0.254cm" fo:margin-right="0.254cm" fo:margin-top="0.229cm" fo:margin-bottom="0cm" fo:text-align="start" fo:text-indent="0cm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text-shadow="1pt 1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9pt" fo:font-weight="normal" style:font-size-asian="9pt" style:font-weight-asian="normal" style:font-size-complex="9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2pt" fo:font-weight="bold" style:font-size-asian="9pt" style:font-weight-asian="bold" style:font-size-complex="9pt" style:font-weight-complex="bold"/>
    </style:style>
    <style:style style:name="T13" style:family="text">
      <style:text-properties fo:font-size="11pt" fo:font-weight="bold" style:font-size-asian="8pt" style:font-weight-asian="bold" style:font-size-complex="8pt" style:font-weight-complex="bold"/>
    </style:style>
    <style:style style:name="T14" style:family="text">
      <style:text-properties fo:font-size="9pt" fo:font-weight="normal" style:font-size-asian="5.40000009536743pt" style:font-weight-asian="normal" style:font-size-complex="5.40000009536743pt" style:font-weight-complex="normal"/>
    </style:style>
    <style:style style:name="T15" style:family="text">
      <style:text-properties fo:font-size="9pt" fo:font-weight="bold" style:font-size-asian="5.40000009536743pt" style:font-weight-asian="bold" style:font-size-complex="5.40000009536743pt" style:font-weight-complex="bold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font-size="14pt" fo:font-weight="normal" style:font-size-asian="10.5pt" style:font-weight-asian="normal" style:font-size-complex="10.5pt" style:font-weight-complex="normal"/>
    </style:style>
    <style:style style:name="T19" style:family="text">
      <style:text-properties fo:font-size="14pt" fo:font-weight="bold" style:font-size-asian="10.5pt" style:font-weight-asian="bold" style:font-size-complex="10.5pt" style:font-weight-complex="bold"/>
    </style:style>
    <style:style style:name="T20" style:family="text">
      <style:text-properties fo:font-size="15pt" fo:font-weight="bold" style:font-size-asian="11pt" style:font-weight-asian="bold" style:font-size-complex="11pt" style:font-weight-complex="bold"/>
    </style:style>
    <style:style style:name="T21" style:family="text">
      <style:text-properties fo:font-size="18pt" fo:text-shadow="1pt 1pt" style:font-size-asian="18pt" style:font-size-complex="18pt"/>
    </style:style>
    <style:style style:name="T22" style:family="text">
      <style:text-properties fo:font-size="10.5pt" fo:font-weight="bold" style:font-size-asian="10.5pt" style:font-weight-asian="bold" style:font-size-complex="10.5pt" style:font-weight-complex="bold"/>
    </style:style>
    <style:style style:name="T23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Forestbird3" presentation:presentation-page-layout-name="AL1T1">
        <office:forms form:automatic-focus="false" form:apply-design-mode="false"/>
        <draw:frame presentation:style-name="pr1" draw:layer="layout" svg:width="26.518cm" svg:height="3.333cm" svg:x="1.591cm" svg:y="0.666cm" presentation:class="title">
          <draw:text-box>
            <text:p>Playwright Field Guide</text:p>
          </draw:text-box>
        </draw:frame>
        <draw:frame presentation:style-name="pr2" draw:text-style-name="P2" draw:layer="layout" svg:width="26.518cm" svg:height="11.42cm" svg:x="1.591cm" svg:y="4.666cm" presentation:class="outline" presentation:user-transformed="true">
          <draw:text-box>
            <text:list text:style-name="L2">
              <text:list-header>
                <text:p text:style-name="P1"><text:span text:style-name="T1"/></text:p>
              </text:list-header>
            </text:list>
            <text:p text:style-name="P1"><text:span text:style-name="T2">Everybody has a cheat sheet, we have a Field Guide.</text:span></text:p>
            <text:p text:style-name="P1"><text:span text:style-name="T3">Lists of commands. Snippets without context. Pages of syntax that does not always make sense.</text:span></text:p>
            <text:p text:style-name="P1"><text:span text:style-name="T4">This is not a cheat sheet it is a field guide that adds some context to all those snippets and syntax.</text:span></text:p>
            <text:p text:style-name="P1"><text:span text:style-name="T3">This Playwright Field Guide is designed as a practical, structured reference for modern test automation. It doesn’t just show you </text:span><text:span text:style-name="T3">what commands exist — it shows you when to use them, why they matter, and how they work together. Each section builds on the </text:span><text:span text:style-name="T3">previous one, guiding you through navigation, locating elements, synchronization, actions, assertions, and beyond.</text:span></text:p>
            <text:p text:style-name="P1"><text:span text:style-name="T3">This guide is meant to be printed, shared, and used in real projects — a quick-glance tactical reference for engineers who want </text:span><text:span text:style-name="T3">stable, maintainable, and modern Playwright tests.</text:span></text:p>
            <text:p text:style-name="P1"><text:span text:style-name="T2">Stable tests are not written by accident, practice makes perfect.</text:span></text:p>
            <text:p text:style-name="P1"><text:span text:style-name="T1"/></text:p>
          </draw:text-box>
        </draw:frame>
        <draw:frame presentation:style-name="pr3" draw:text-style-name="P3" draw:layer="layout" svg:width="13.907cm" svg:height="0.847cm" svg:x="0.064cm" svg:y="19.475cm" presentation:class="title" presentation:user-transformed="true">
          <draw:text-box>
            <text:p text:style-name="P3"><text:span text:style-name="T5">TestDuo – </text:span><text:span text:style-name="T5"><text:a xlink:href="https://playground.testduo.co.za/" xlink:type="simple">playground.testduo.co.za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0">
        <office:forms form:automatic-focus="false" form:apply-design-mode="false"/>
        <draw:frame presentation:style-name="pr5" draw:text-style-name="P5" draw:layer="layout" svg:width="26.518cm" svg:height="2.316cm" svg:x="1.591cm" svg:y="-0.221cm" presentation:class="title" presentation:user-transformed="true">
          <draw:text-box>
            <text:p><text:span text:style-name="T6">Navigators</text:span></text:p>
          </draw:text-box>
        </draw:frame>
        <draw:frame presentation:style-name="pr6" draw:text-style-name="P9" draw:layer="layout" svg:width="13.335cm" svg:height="2.963cm" svg:x="0.635cm" svg:y="2.752cm" presentation:class="subtitle" presentation:user-transformed="true">
          <draw:text-box>
            <text:p text:style-name="P6"><text:span text:style-name="T7">Page Movement</text:span></text:p>
            <text:p text:style-name="P7"><text:span text:style-name="T8">page.goto(URL)</text:span><text:span text:style-name="T8"><text:tab/></text:span><text:span text:style-name="T8"><text:tab/></text:span><text:span text:style-name="T8">await page.goto('https://playground.testduo.co.za');</text:span></text:p>
            <text:p text:style-name="P8"><text:span text:style-name="T8">page.goBack()</text:span><text:span text:style-name="T8"><text:tab/></text:span><text:span text:style-name="T8"><text:tab/></text:span><text:span text:style-name="T8">await page.goBack();</text:span></text:p>
            <text:p text:style-name="P7"><text:span text:style-name="T8">page.goForward()</text:span><text:span text:style-name="T8"><text:tab/></text:span><text:span text:style-name="T8"><text:tab/></text:span><text:span text:style-name="T8">await page.goForward();</text:span></text:p>
            <text:p text:style-name="P7"><text:span text:style-name="T8">page.reload()</text:span><text:span text:style-name="T8"><text:tab/></text:span><text:span text:style-name="T8"><text:tab/></text:span><text:span text:style-name="T8">await page.reload();</text:span></text:p>
            <text:p text:style-name="P7"><text:span text:style-name="T5"><text:tab/></text:span></text:p>
          </draw:text-box>
        </draw:frame>
        <draw:frame presentation:style-name="pr7" draw:text-style-name="P9" draw:layer="layout" svg:width="28.289cm" svg:height="0.847cm" svg:x="0.673cm" svg:y="1.905cm">
          <draw:text-box>
            <text:p text:style-name="P7"><text:span text:style-name="T9">Navigators control how your test moves through the application. Every test begins with movement — but reliable tests validate where they land.</text:span></text:p>
          </draw:text-box>
        </draw:frame>
        <draw:frame presentation:style-name="pr8" draw:text-style-name="P9" draw:layer="layout" svg:width="13.335cm" svg:height="1.999cm" svg:x="0.635cm" svg:y="5.956cm">
          <draw:text-box>
            <text:p text:style-name="P10"><text:span text:style-name="T7">Page Information</text:span></text:p>
            <text:p text:style-name="P7"><text:span text:style-name="T8">page.url()</text:span><text:span text:style-name="T8"><text:tab/></text:span><text:span text:style-name="T8"><text:tab/></text:span><text:span text:style-name="T8">const currentUrl = page.url();</text:span></text:p>
            <text:p text:style-name="P7"><text:span text:style-name="T8">page.title()</text:span><text:span text:style-name="T8"><text:tab/></text:span><text:span text:style-name="T8"><text:tab/></text:span><text:span text:style-name="T8">const pageTitle = await page.title();</text:span></text:p>
            <text:p text:style-name="P7"><text:span text:style-name="T8"><text:tab/></text:span></text:p>
          </draw:text-box>
        </draw:frame>
        <draw:frame presentation:style-name="pr9" draw:text-style-name="P9" draw:layer="layout" svg:width="14.32cm" svg:height="9.948cm" svg:x="14.605cm" svg:y="2.752cm">
          <draw:text-box>
            <text:p text:style-name="P7"><text:span text:style-name="T7">Navigate</text:span></text:p>
            <text:p text:style-name="P7"><text:span text:style-name="T8">await Promise.all([</text:span></text:p>
            <text:p text:style-name="P7"><text:span text:style-name="T8"><text:s text:c="2"/>page.waitForURL('**/dashboard'),</text:span></text:p>
            <text:p text:style-name="P7"><text:span text:style-name="T8"><text:s text:c="2"/>page.getByRole('button', { name: 'Login' }).click(),</text:span></text:p>
            <text:p text:style-name="P7"><text:span text:style-name="T8">]);</text:span></text:p>
            <text:p text:style-name="P7"><text:span text:style-name="T5"/></text:p>
            <text:p text:style-name="P7"><text:span text:style-name="T7">Then Validate</text:span></text:p>
            <text:p text:style-name="P7"><text:span text:style-name="T8">await expect(page).toHaveURL(‘/dashboard’);</text:span></text:p>
            <text:p text:style-name="P7"><text:span text:style-name="T8">await expect(page).toHaveTitle(‘Dashboard’);</text:span></text:p>
            <text:p text:style-name="P7"><text:span text:style-name="T5"><text:tab/></text:span></text:p>
            <text:p text:style-name="P7"><text:span text:style-name="T7">Refresh and Revalidate</text:span></text:p>
            <text:p text:style-name="P7"><text:span text:style-name="T8">await page.reload();</text:span></text:p>
            <text:p text:style-name="P7"><text:span text:style-name="T8">await expect(page.getByText('Order placed')).toBeVisible();</text:span></text:p>
            <text:p text:style-name="P7"><text:span text:style-name="T5"/></text:p>
            <text:p text:style-name="P8"><text:span text:style-name="T7">Not all navigation reloads the page.</text:span></text:p>
            <text:p text:style-name="P11"><text:span text:style-name="T8">Traditional apps → full page load</text:span></text:p>
            <text:p text:style-name="P11"><text:span text:style-name="T8">SPAs → URL changes, DOM updates, no reload</text:span></text:p>
            <text:p text:style-name="P11"><text:span text:style-name="T8">This is why waitForURL() matters more than waitForLoadState() in many modern apps.</text:span></text:p>
            <text:p text:style-name="P7"><text:span text:style-name="T5"/></text:p>
          </draw:text-box>
        </draw:frame>
        <draw:frame presentation:style-name="pr10" draw:text-style-name="P9" draw:layer="layout" svg:width="13.335cm" svg:height="3.197cm" svg:x="0.635cm" svg:y="8.233cm">
          <draw:text-box>
            <text:p text:style-name="P6"><text:span text:style-name="T7">Do</text:span></text:p>
            <text:list text:style-name="L1">
              <text:list-item>
                <text:p text:style-name="P12"><text:span text:style-name="T10">Validate URL after navigation.</text:span></text:p>
              </text:list-item>
              <text:list-item>
                <text:p text:style-name="P12"><text:span text:style-name="T10">Use Promise.all() when clicking triggers navigation.</text:span></text:p>
              </text:list-item>
              <text:list-item>
                <text:p text:style-name="P12"><text:span text:style-name="T10">Use web-first assertions instead of manual waits.</text:span></text:p>
              </text:list-item>
              <text:list-item>
                <text:p text:style-name="P12"><text:span text:style-name="T10">Think in states, not clicks.</text:span></text:p>
              </text:list-item>
            </text:list>
          </draw:text-box>
        </draw:frame>
        <draw:frame presentation:style-name="pr11" draw:text-style-name="P9" draw:layer="layout" svg:width="13.335cm" svg:height="2.962cm" svg:x="0.635cm" svg:y="11.643cm">
          <draw:text-box>
            <text:p text:style-name="P6"><text:span text:style-name="T7">Don’t</text:span></text:p>
            <text:list text:style-name="L1">
              <text:list-item>
                <text:p text:style-name="P13"><text:span text:style-name="T10">Assume navigation succeeded.</text:span></text:p>
              </text:list-item>
              <text:list-item>
                <text:p text:style-name="P13"><text:span text:style-name="T10">Use waitForTimeout() after clicking a link.</text:span></text:p>
              </text:list-item>
              <text:list-item>
                <text:p text:style-name="P13"><text:span text:style-name="T10">Rely only on goto() without validation.</text:span></text:p>
              </text:list-item>
              <text:list-item>
                <text:p text:style-name="P13"><text:span text:style-name="T10">Forget that SPAs may change URL without full reload.</text:span></text:p>
              </text:list-item>
            </text:list>
          </draw:text-box>
        </draw:frame>
        <draw:frame draw:style-name="gr2" draw:text-style-name="P15" draw:layer="layout" svg:width="12.7cm" svg:height="0.645cm" svg:x="17.145cm" svg:y="19.675cm">
          <draw:text-box>
            <text:p text:style-name="P14"><text:span text:style-name="T11">Next: Locators — Because moving is useless if you can’t find elements.</text:span></text:p>
          </draw:text-box>
        </draw:frame>
        <draw:frame presentation:style-name="pr12" draw:text-style-name="P3" draw:layer="layout" svg:width="13.907cm" svg:height="0.847cm" svg:x="0.064cm" svg:y="19.475cm" presentation:class="title" presentation:user-transformed="true">
          <draw:text-box>
            <text:p text:style-name="P3"><text:span text:style-name="T5">TestDuo – </text:span><text:span text:style-name="T5"><text:a xlink:href="https://playground.testduo.co.za/" xlink:type="simple">playground.testduo.co.za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1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restbird1" presentation:presentation-page-layout-name="AL1T1">
        <office:forms form:automatic-focus="false" form:apply-design-mode="false"/>
        <draw:frame presentation:style-name="pr14" draw:text-style-name="P16" draw:layer="layout" svg:width="14.605cm" svg:height="5.518cm" svg:x="0.635cm" svg:y="2.773cm">
          <draw:text-box>
            <text:p text:style-name="P6"><text:span text:style-name="T12">Accessible First (Preferred)</text:span></text:p>
            <text:p text:style-name="P7"><text:span text:style-name="T8">page.getByRole()</text:span><text:span text:style-name="T8"><text:tab/></text:span><text:span text:style-name="T8"><text:tab/></text:span><text:span text:style-name="T8">await page.getByRole('button', { name: 'Login' }).click();</text:span></text:p>
            <text:p text:style-name="P7"><text:span text:style-name="T8">page.getByText()</text:span><text:span text:style-name="T8"><text:tab/></text:span><text:span text:style-name="T8"><text:tab/></text:span><text:span text:style-name="T8">await page.getByText('Invalid email or password').isVisible();</text:span></text:p>
            <text:p text:style-name="P7"><text:span text:style-name="T8">page.getByLabel()</text:span><text:span text:style-name="T8"><text:tab/></text:span><text:span text:style-name="T8">await page.getByLabel('Email').fill(</text:span><text:span text:style-name="T8"><text:a xlink:href="mailto:'user@example.com" xlink:type="simple">'user@example.com</text:a></text:span><text:span text:style-name="T8">');</text:span></text:p>
            <text:p text:style-name="P6"><text:span text:style-name="T12">Attribute-Based</text:span></text:p>
            <text:p text:style-name="P7"><text:span text:style-name="T8">page.getByPlaceholder()</text:span><text:span text:style-name="T8"><text:tab/></text:span><text:span text:style-name="T8">await page.getByPlaceholder('Enter your password').fill('P@ssw0rd!');</text:span></text:p>
            <text:p text:style-name="P7"><text:span text:style-name="T8">page.getByAltText()</text:span><text:span text:style-name="T8"><text:tab/></text:span><text:span text:style-name="T8">await page.getByAltText('Product image').click();</text:span></text:p>
            <text:p text:style-name="P7"><text:span text:style-name="T8">page.getByTitle()</text:span><text:span text:style-name="T8"><text:tab/></text:span><text:span text:style-name="T8"><text:tab/></text:span><text:span text:style-name="T8">await page.getByTitle('View details').click();</text:span></text:p>
            <text:p text:style-name="P7"><text:span text:style-name="T8">page.getByTestId()</text:span><text:span text:style-name="T8"><text:tab/></text:span><text:span text:style-name="T8">await page.getByTestId('checkout-submit').click();</text:span></text:p>
            <text:p text:style-name="P6"><text:span text:style-name="T12">CSS / Advanced</text:span></text:p>
            <text:p text:style-name="P7"><text:span text:style-name="T8">page.locator()</text:span><text:span text:style-name="T8"><text:tab/></text:span><text:span text:style-name="T8"><text:tab/></text:span><text:span text:style-name="T8">await page.locator('#cart-count').textContent();</text:span></text:p>
          </draw:text-box>
        </draw:frame>
        <draw:frame presentation:style-name="pr15" draw:text-style-name="P5" draw:layer="layout" svg:width="26.518cm" svg:height="2.316cm" svg:x="1.591cm" svg:y="-0.221cm" presentation:class="title" presentation:user-transformed="true">
          <draw:text-box>
            <text:p><text:span text:style-name="T6">Locators</text:span></text:p>
          </draw:text-box>
        </draw:frame>
        <draw:frame presentation:style-name="pr16" draw:text-style-name="P17" draw:layer="layout" svg:width="28.289cm" svg:height="0.634cm" svg:x="0.674cm" svg:y="1.906cm">
          <draw:text-box>
            <text:p text:style-name="P1"><text:span text:style-name="T13">Locators define how your test sees the page. Good locators create stable tests. Bad locators create hard waits.</text:span></text:p>
          </draw:text-box>
        </draw:frame>
        <draw:frame presentation:style-name="pr17" draw:text-style-name="P16" draw:layer="layout" svg:width="14.605cm" svg:height="1.565cm" svg:x="0.635cm" svg:y="9.23cm">
          <draw:text-box>
            <text:p text:style-name="P6"><text:span text:style-name="T12">Chaining Locators</text:span></text:p>
            <text:p text:style-name="P7"><text:span text:style-name="T14">await page.getByRole('form').getByRole('button', { name: 'Submit' }).click();</text:span></text:p>
          </draw:text-box>
        </draw:frame>
        <draw:frame presentation:style-name="pr18" draw:text-style-name="P17" draw:layer="layout" svg:width="6.985cm" svg:height="2.54cm" svg:x="0.635cm" svg:y="11.03cm">
          <draw:text-box>
            <text:p text:style-name="P6"><text:span text:style-name="T12">Filtering</text:span></text:p>
            <text:p text:style-name="P7"><text:span text:style-name="T14">await page.getByRole('listitem')</text:span></text:p>
            <text:p text:style-name="P7"><text:span text:style-name="T14"><text:s text:c="2"/>.</text:span><text:span text:style-name="T15">filter</text:span><text:span text:style-name="T14">({ hasText: 'Product A' })</text:span></text:p>
            <text:p text:style-name="P7"><text:span text:style-name="T14"><text:s text:c="2"/>.getByRole('button', { name: 'Add to cart' })</text:span></text:p>
            <text:p text:style-name="P7"><text:span text:style-name="T14"><text:s text:c="2"/>.click();</text:span></text:p>
          </draw:text-box>
        </draw:frame>
        <draw:frame presentation:style-name="pr18" draw:text-style-name="P17" draw:layer="layout" svg:width="7.415cm" svg:height="2.54cm" svg:x="7.825cm" svg:y="11.03cm">
          <draw:text-box>
            <text:p text:style-name="P6"><text:span text:style-name="T12">Using Has</text:span></text:p>
            <text:p text:style-name="P7"><text:span text:style-name="T14">await page.locator('article', {</text:span></text:p>
            <text:p text:style-name="P7"><text:span text:style-name="T14"><text:s text:c="2"/></text:span><text:span text:style-name="T15">has</text:span><text:span text:style-name="T14">: page.getByText('Jump Rope')</text:span></text:p>
            <text:p text:style-name="P7"><text:span text:style-name="T14">}).getByRole('button', { name: 'Add' }).click();</text:span></text:p>
          </draw:text-box>
        </draw:frame>
        <draw:frame presentation:style-name="pr19" draw:text-style-name="P16" draw:layer="layout" svg:width="8.255cm" svg:height="2.264cm" svg:x="15.515cm" svg:y="2.816cm">
          <draw:text-box>
            <text:p text:style-name="P6"><text:span text:style-name="T12">First / Nth / Last</text:span></text:p>
            <text:p text:style-name="P7"><text:span text:style-name="T14">await page.getByRole('button').first().click();</text:span></text:p>
            <text:p text:style-name="P7"><text:span text:style-name="T14">await page.getByRole('button').nth(2).click();</text:span></text:p>
            <text:p text:style-name="P7"><text:span text:style-name="T14">await page.getByRole('button').last().click();</text:span></text:p>
          </draw:text-box>
        </draw:frame>
        <draw:frame presentation:style-name="pr20" draw:text-style-name="P16" draw:layer="layout" svg:width="8.255cm" svg:height="1.87cm" svg:x="15.515cm" svg:y="5.25cm">
          <draw:text-box>
            <text:p text:style-name="P6"><text:span text:style-name="T12">Exact Match</text:span></text:p>
            <text:p text:style-name="P7"><text:span text:style-name="T14">await page.getByRole('button', { name: 'Login', exact: true }).click();</text:span></text:p>
          </draw:text-box>
        </draw:frame>
        <draw:frame presentation:style-name="pr21" draw:text-style-name="P16" draw:layer="layout" svg:width="5.08cm" svg:height="4.158cm" svg:x="24.13cm" svg:y="2.827cm">
          <draw:text-box>
            <text:p text:style-name="P6"><text:span text:style-name="T12">Locator Priority Order</text:span></text:p>
            <text:list text:style-name="L3">
              <text:list-item>
                <text:p text:style-name="P18"><text:span text:style-name="T10">getByRole() (Best)</text:span></text:p>
              </text:list-item>
              <text:list-item>
                <text:p text:style-name="P18"><text:span text:style-name="T10">getByLabel()</text:span></text:p>
              </text:list-item>
              <text:list-item>
                <text:p text:style-name="P18"><text:span text:style-name="T10">getByText()</text:span></text:p>
              </text:list-item>
              <text:list-item>
                <text:p text:style-name="P18"><text:span text:style-name="T10">getByTestId()</text:span></text:p>
              </text:list-item>
              <text:list-item>
                <text:p text:style-name="P18"><text:span text:style-name="T10">locator() with CSS</text:span></text:p>
              </text:list-item>
              <text:list-item>
                <text:p text:style-name="P18"><text:span text:style-name="T10">XPath (Last resort)</text:span></text:p>
              </text:list-item>
            </text:list>
          </draw:text-box>
        </draw:frame>
        <draw:frame draw:style-name="gr3" draw:text-style-name="P15" draw:layer="layout" svg:width="11.43cm" svg:height="0.839cm" svg:x="3.175cm" svg:y="8.291cm">
          <draw:text-box>
            <text:p text:style-name="P14"><text:span text:style-name="T16">Locator quality determines test reliability.</text:span></text:p>
          </draw:text-box>
        </draw:frame>
        <draw:frame presentation:style-name="pr22" draw:text-style-name="P16" draw:layer="layout" svg:width="6.985cm" svg:height="3.605cm" svg:x="0.635cm" svg:y="13.775cm">
          <draw:text-box>
            <text:p text:style-name="P6"><text:span text:style-name="T12">Do</text:span></text:p>
            <text:p text:style-name="P18"><text:span text:style-name="T17">Prefer role-based locators.</text:span></text:p>
            <text:p text:style-name="P18"><text:span text:style-name="T17">Write locators as users perceive the UI.</text:span></text:p>
            <text:p text:style-name="P18"><text:span text:style-name="T17">Use chaining instead of long CSS selectors.</text:span></text:p>
            <text:p text:style-name="P18"><text:span text:style-name="T17">Use has and filter for dynamic content.</text:span></text:p>
          </draw:text-box>
        </draw:frame>
        <draw:frame presentation:style-name="pr23" draw:text-style-name="P16" draw:layer="layout" svg:width="7.385cm" svg:height="3.604cm" svg:x="7.855cm" svg:y="13.776cm">
          <draw:text-box>
            <text:p text:style-name="P6"><text:span text:style-name="T12">Don’t</text:span></text:p>
            <text:p text:style-name="P18"><text:span text:style-name="T14">Use long brittle CSS chains.</text:span></text:p>
            <text:p text:style-name="P18"><text:span text:style-name="T14">Depend on auto-generated class names.</text:span></text:p>
            <text:p text:style-name="P18"><text:span text:style-name="T14">Overuse XPath.</text:span></text:p>
            <text:p text:style-name="P18"><text:span text:style-name="T14">Use index-based .nth() without reason.</text:span></text:p>
            <text:p text:style-name="P1"><text:span text:style-name="T18"/></text:p>
          </draw:text-box>
        </draw:frame>
        <draw:frame draw:style-name="gr4" draw:text-style-name="P20" draw:layer="layout" svg:width="13.335cm" svg:height="0.645cm" svg:x="16.51cm" svg:y="19.676cm">
          <draw:text-box>
            <text:p text:style-name="P19"><text:span text:style-name="T11">Next: Waiting — Because finding an element isn’t enough. Timing matters.</text:span></text:p>
          </draw:text-box>
        </draw:frame>
        <draw:frame presentation:style-name="pr24" draw:text-style-name="P16" draw:layer="layout" svg:width="13.635cm" svg:height="6.366cm" svg:x="15.575cm" svg:y="7.62cm">
          <draw:text-box>
            <text:p text:style-name="P6"><text:span text:style-name="T19"><text:tab/></text:span><text:span text:style-name="T19"><text:tab/></text:span><text:span text:style-name="T19"><text:tab/></text:span><text:span text:style-name="T20">Real World Patterns</text:span></text:p>
            <text:p text:style-name="P18"><text:span text:style-name="T7">Login</text:span></text:p>
            <text:p text:style-name="P18"><text:span text:style-name="T10">await page.getByLabel('Email').fill(</text:span><text:span text:style-name="T10"><text:a xlink:href="mailto:'user@example.com" xlink:type="simple">'user@example.com</text:a></text:span><text:span text:style-name="T10">');</text:span></text:p>
            <text:p text:style-name="P18"><text:span text:style-name="T10">await page.getByLabel('Password').fill(</text:span><text:span text:style-name="T10"><text:a xlink:href="mailto:'P@ssw0rd" xlink:type="simple">'P@ssw0rd</text:a></text:span><text:span text:style-name="T10">!');</text:span></text:p>
            <text:p text:style-name="P18"><text:span text:style-name="T10">await page.getByRole('button', { name: 'Login' }).click();</text:span></text:p>
            <text:p text:style-name="P18"><text:span text:style-name="T17"/></text:p>
            <text:p text:style-name="P18"><text:span text:style-name="T7">Adding an item to a cart</text:span></text:p>
            <text:p text:style-name="P18"><text:span text:style-name="T17">await page.getByRole('listitem')</text:span></text:p>
            <text:p text:style-name="P18"><text:span text:style-name="T17"><text:s text:c="2"/>.filter({ hasText: 'Jump Rope' })</text:span></text:p>
            <text:p text:style-name="P18"><text:span text:style-name="T17"><text:s text:c="2"/>.getByRole('button', { name: 'Add to cart' })</text:span></text:p>
            <text:p text:style-name="P18"><text:span text:style-name="T17"><text:s text:c="2"/>.click();</text:span></text:p>
            <text:p text:style-name="P18"><text:span text:style-name="T17"/></text:p>
          </draw:text-box>
        </draw:frame>
        <draw:frame presentation:style-name="pr25" draw:text-style-name="P3" draw:layer="layout" svg:width="13.907cm" svg:height="0.847cm" svg:x="0.064cm" svg:y="19.475cm" presentation:class="title" presentation:user-transformed="true">
          <draw:text-box>
            <text:p text:style-name="P3"><text:span text:style-name="T5">TestDuo – </text:span><text:span text:style-name="T5"><text:a xlink:href="https://playground.testduo.co.za/" xlink:type="simple">playground.testduo.co.za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1T1">
        <office:forms form:automatic-focus="false" form:apply-design-mode="false"/>
        <draw:frame presentation:style-name="pr27" draw:text-style-name="P3" draw:layer="layout" svg:width="13.907cm" svg:height="0.847cm" svg:x="0.063cm" svg:y="19.474cm" presentation:class="title" presentation:user-transformed="true">
          <draw:text-box>
            <text:p text:style-name="P3"><text:span text:style-name="T5">TestDuo – </text:span><text:span text:style-name="T5"><text:a xlink:href="https://playground.testduo.co.za/" xlink:type="simple">playground.testduo.co.za</text:a></text:span></text:p>
          </draw:text-box>
        </draw:frame>
        <draw:frame presentation:style-name="pr28" draw:text-style-name="P5" draw:layer="layout" svg:width="14.566cm" svg:height="1.423cm" svg:x="0.674cm" svg:y="10.313cm" presentation:class="title" presentation:user-transformed="true">
          <draw:text-box>
            <text:p><text:span text:style-name="T21">If you feel the need to add page.waitForTimeout(),</text:span><text:span text:style-name="T21"><text:line-break/></text:span><text:span text:style-name="T21"> you probably have a locator problem </text:span></text:p>
          </draw:text-box>
        </draw:frame>
        <draw:frame presentation:style-name="pr29" draw:text-style-name="P21" draw:layer="layout" svg:width="14.566cm" svg:height="7.454cm" svg:x="0.674cm" svg:y="2.74cm">
          <draw:text-box>
            <text:p text:style-name="P18"><text:span text:style-name="T12">Wait for UI</text:span></text:p>
            <text:p text:style-name="P7"><text:span text:style-name="T10">page.waitForSelector()</text:span><text:span text:style-name="T10"><text:tab/></text:span><text:span text:style-name="T10">await page.waitForSelector('#checkout-submit');</text:span></text:p>
            <text:p text:style-name="P7"><text:span text:style-name="T17">locator.waitFor()</text:span><text:span text:style-name="T17"><text:tab/></text:span><text:span text:style-name="T17"><text:tab/></text:span><text:span text:style-name="T10">await page.locator('#cart-count').waitFor({ state: 'visible' });</text:span></text:p>
            <text:p text:style-name="P7"><text:span text:style-name="T10"/></text:p>
            <text:p text:style-name="P18"><text:span text:style-name="T7">Wait for Navigation</text:span></text:p>
            <text:p text:style-name="P7"><text:span text:style-name="T10">page.waitForURL()</text:span><text:span text:style-name="T10"><text:tab/></text:span><text:span text:style-name="T10">await page.waitForURL('**/dashboard');</text:span></text:p>
            <text:p text:style-name="P7"><text:span text:style-name="T10">page.waitForLoadState()</text:span><text:span text:style-name="T10"><text:tab/></text:span><text:span text:style-name="T10">await page.waitForLoadState('networkidle');</text:span></text:p>
            <text:p text:style-name="P7"><text:span text:style-name="T10"/></text:p>
            <text:p text:style-name="P18"><text:span text:style-name="T7">Wait for Events / Debug</text:span></text:p>
            <text:p text:style-name="P7"><text:span text:style-name="T8">page.waitForTimeout()</text:span><text:span text:style-name="T8"><text:tab/></text:span><text:span text:style-name="T8">await page.waitForTimeout(2000); ! Debug Only !</text:span></text:p>
            <text:p text:style-name="P7"><text:span text:style-name="T8">page.waitForEvent()</text:span><text:span text:style-name="T8"><text:tab/></text:span><text:span text:style-name="T8">await page.waitForEvent('popup');</text:span></text:p>
            <text:p text:style-name="P7"><text:span text:style-name="T8"/></text:p>
            <text:p text:style-name="P6"><text:span text:style-name="T7">Prefer Assertions Over Waits</text:span></text:p>
            <text:p text:style-name="P18"><text:span text:style-name="T10">await expect(page.getByTestId('checkout-submit')).toBeVisible();</text:span></text:p>
            <text:p text:style-name="P18"><text:span text:style-name="T10">await expect(page).toHaveURL(/dashboard/);</text:span></text:p>
            <text:p text:style-name="P7"><text:span text:style-name="T8"/></text:p>
          </draw:text-box>
        </draw:frame>
        <draw:frame presentation:style-name="pr30" draw:text-style-name="P5" draw:layer="layout" svg:width="26.518cm" svg:height="1.906cm" svg:x="1.591cm" svg:y="0cm" presentation:class="title" presentation:user-transformed="true">
          <draw:text-box>
            <text:p><text:span text:style-name="T6">Waits</text:span></text:p>
          </draw:text-box>
        </draw:frame>
        <draw:frame draw:style-name="gr5" draw:text-style-name="P20" draw:layer="layout" svg:width="15.876cm" svg:height="0.645cm" svg:x="13.97cm" svg:y="19.677cm">
          <draw:text-box>
            <text:p text:style-name="P19"><text:span text:style-name="T11">Next: Actions — Now that you can move, find, and synchronize… you can interact reliably.</text:span></text:p>
          </draw:text-box>
        </draw:frame>
        <draw:frame presentation:style-name="pr31" draw:text-style-name="P17" draw:layer="layout" svg:width="28.289cm" svg:height="0.634cm" svg:x="0.675cm" svg:y="1.906cm">
          <draw:text-box>
            <text:p text:style-name="P1"><text:span text:style-name="T22">Waiting is how you synchronize with the app — not how you “add time”. If you’re using hard waits, your locator or assertion is probably wrong.</text:span></text:p>
          </draw:text-box>
        </draw:frame>
        <draw:frame presentation:style-name="pr32" draw:text-style-name="P16" draw:layer="layout" svg:width="8.89cm" svg:height="3.199cm" svg:x="0.635cm" svg:y="12.065cm">
          <draw:text-box>
            <text:p text:style-name="P6"><text:span text:style-name="T12">Do</text:span></text:p>
            <text:p text:style-name="P18"><text:span text:style-name="T10">Prefer expect() assertions (they auto-retry).</text:span></text:p>
            <text:p text:style-name="P18"><text:span text:style-name="T10">Use waitForURL() when navigation is expected.</text:span></text:p>
            <text:p text:style-name="P18"><text:span text:style-name="T10">Use locator.waitFor() when you care about element state.</text:span></text:p>
            <text:p text:style-name="P18"><text:span text:style-name="T10">Use waitForEvent() when you trigger an event (popup/download/dialog).</text:span></text:p>
          </draw:text-box>
        </draw:frame>
        <draw:frame presentation:style-name="pr33" draw:text-style-name="P16" draw:layer="layout" svg:width="8.89cm" svg:height="2.999cm" svg:x="0.635cm" svg:y="15.44cm">
          <draw:text-box>
            <text:p text:style-name="P6"><text:span text:style-name="T12">Don’t</text:span></text:p>
            <text:p text:style-name="P18"><text:span text:style-name="T10">Don’t use waitForTimeout() in real tests.</text:span></text:p>
            <text:p text:style-name="P18"><text:span text:style-name="T10">Don’t double-wait (wait then click).</text:span></text:p>
            <text:p text:style-name="P18"><text:span text:style-name="T10">Don’t overuse networkidle on SPAs (it can be misleading).</text:span></text:p>
            <text:p text:style-name="P18"><text:span text:style-name="T10">Don’t wait for selectors you immediately assert.</text:span></text:p>
          </draw:text-box>
        </draw:frame>
        <draw:frame presentation:style-name="pr34" draw:text-style-name="P16" draw:layer="layout" svg:width="13.135cm" svg:height="8.714cm" svg:x="15.44cm" svg:y="2.716cm">
          <draw:text-box>
            <text:p text:style-name="P6"><text:span text:style-name="T11">Click + Navigation (race-free)</text:span></text:p>
            <text:p text:style-name="P18"><text:span text:style-name="T10">await Promise.all([</text:span></text:p>
            <text:p text:style-name="P18"><text:span text:style-name="T10"><text:s text:c="2"/>page.waitForURL('**/dashboard'),</text:span></text:p>
            <text:p text:style-name="P18"><text:span text:style-name="T10"><text:s text:c="2"/>page.getByRole('button', { name: 'Login' }).click(),</text:span></text:p>
            <text:p text:style-name="P18"><text:span text:style-name="T10">]);</text:span></text:p>
            <text:p text:style-name="P18"><text:span text:style-name="T11"/></text:p>
            <text:p text:style-name="P6"><text:span text:style-name="T11">Wait for Dynamic UI Update</text:span></text:p>
            <text:p text:style-name="P18"><text:span text:style-name="T10">await expect(page.getByTestId('cart-count')).toHaveText('1');</text:span></text:p>
            <text:p text:style-name="P18"><text:span text:style-name="T11"/></text:p>
            <text:p text:style-name="P6"><text:span text:style-name="T11">Wait for Popup</text:span></text:p>
            <text:p text:style-name="P18"><text:span text:style-name="T10">const popupPromise = page.waitForEvent('popup');</text:span></text:p>
            <text:p text:style-name="P18"><text:span text:style-name="T10">await page.getByRole('link', { name: 'Open details' }).click();</text:span></text:p>
            <text:p text:style-name="P18"><text:span text:style-name="T10">const popup = await popupPromise;</text:span></text:p>
            <text:p text:style-name="P18"><text:span text:style-name="T11"/></text:p>
            <text:p text:style-name="P6"><text:span text:style-name="T11">Wait for Element to be Ready</text:span></text:p>
            <text:p text:style-name="P18"><text:span text:style-name="T10">await page.locator('#checkout-submit').waitFor({ state: 'visible' });</text:span></text:p>
            <text:p text:style-name="P18"><text:span text:style-name="T10">await page.locator('#checkout-submit').click();</text:span></text:p>
          </draw:text-box>
        </draw:frame>
        <draw:frame presentation:style-name="pr35" draw:text-style-name="P22" draw:layer="layout" svg:width="5.48cm" svg:height="6.35cm" svg:x="9.76cm" svg:y="12.065cm">
          <draw:text-box>
            <text:p text:style-name="P6"><text:span text:style-name="T9">Waiting Priority Order</text:span></text:p>
            <text:list text:style-name="L1">
              <text:list-item>
                <text:p text:style-name="P18"><text:span text:style-name="T10">expect() assertions (Best)</text:span></text:p>
              </text:list-item>
              <text:list-item>
                <text:p text:style-name="P18"><text:span text:style-name="T10">waitForURL()</text:span></text:p>
              </text:list-item>
              <text:list-item>
                <text:p text:style-name="P18"><text:span text:style-name="T10">locator.waitFor()</text:span></text:p>
              </text:list-item>
              <text:list-item>
                <text:p text:style-name="P18"><text:span text:style-name="T10">waitForSelector()</text:span></text:p>
              </text:list-item>
              <text:list-item>
                <text:p text:style-name="P18"><text:span text:style-name="T10">waitForTimeout() (Debug only)</text:span></text:p>
              </text:list-item>
            </text:list>
            <text:p text:style-name="P18"><text:span text:style-name="T11"/></text:p>
          </draw:text-box>
        </draw:frame>
        <draw:frame presentation:style-name="pr35" draw:text-style-name="P22" draw:layer="layout" svg:width="13.1cm" svg:height="6.35cm" svg:x="15.475cm" svg:y="12.065cm">
          <draw:text-box>
            <text:p text:style-name="P6"><text:span text:style-name="T9">When should I wait</text:span></text:p>
            <text:p text:style-name="P18"><text:span text:style-name="T23">UI becomes visible?</text:span></text:p>
            <text:list text:style-name="L1">
              <text:list-item>
                <text:p text:style-name="P18"><text:span text:style-name="T10">→ Use expect(locator).toBeVisible()</text:span></text:p>
              </text:list-item>
            </text:list>
            <text:p text:style-name="P18"><text:span text:style-name="T23">URL changes after action?</text:span></text:p>
            <text:list text:continue-numbering="true" text:style-name="L1">
              <text:list-item>
                <text:p text:style-name="P18"><text:span text:style-name="T10">→ Use waitForURL() or expect(page).toHaveURL()</text:span></text:p>
              </text:list-item>
            </text:list>
            <text:p text:style-name="P18"><text:span text:style-name="T23">Popup / download triggered?</text:span></text:p>
            <text:list text:continue-numbering="true" text:style-name="L1">
              <text:list-item>
                <text:p text:style-name="P18"><text:span text:style-name="T10">→ Use waitForEvent()</text:span></text:p>
              </text:list-item>
            </text:list>
            <text:p text:style-name="P18"><text:span text:style-name="T23">Element state changes?</text:span></text:p>
            <text:list text:continue-numbering="true" text:style-name="L1">
              <text:list-item>
                <text:p text:style-name="P18"><text:span text:style-name="T10">→ Use locator.waitFor({ state })</text:span></text:p>
              </text:list-item>
              <text:list-item>
                <text:p text:style-name="P18"><text:span text:style-name="T10">Just adding time?</text:span></text:p>
              </text:list-item>
              <text:list-item>
                <text:p text:style-name="P18"><text:span text:style-name="T10">→ Don’t. Fix your locator!</text:span></text:p>
              </text:list-item>
            </text:list>
            <text:p text:style-name="P18"><text:span text:style-name="T11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1T1">
        <office:forms form:automatic-focus="false" form:apply-design-mode="false"/>
        <draw:frame presentation:style-name="pr1" draw:layer="layout" svg:width="26.518cm" svg:height="3.333cm" svg:x="1.591cm" svg:y="0.666cm" presentation:class="title" presentation:placeholder="true">
          <draw:text-box/>
        </draw:frame>
        <draw:frame presentation:style-name="pr37" draw:text-style-name="P9" draw:layer="layout" svg:width="19.533cm" svg:height="5.098cm" svg:x="0.636cm" svg:y="12.7cm">
          <draw:text-box>
            <text:p text:style-name="P7"><text:span text:style-name="T16">Screenshots and Videos</text:span></text:p>
            <text:p text:style-name="P7"><text:span text:style-name="T5"/></text:p>
            <text:p text:style-name="P7"><text:span text:style-name="T5">page.screenshot()</text:span><text:span text:style-name="T5"><text:tab/></text:span><text:span text:style-name="T5">await page.screenshot({ path: 'screenshots/homepage.png' });</text:span></text:p>
            <text:p text:style-name="P7"><text:span text:style-name="T5">page.video()</text:span><text:span text:style-name="T5"><text:tab/></text:span><text:span text:style-name="T5"><text:tab/></text:span><text:span text:style-name="T5">const videoPath = await page.video()?.path();</text:span></text:p>
            <text:p text:style-name="P7"><text:span text:style-name="T5">locator.screenshot()</text:span><text:span text:style-name="T5"><text:tab/></text:span><text:span text:style-name="T5">await page.locator('#checkout-submit').screenshot({ path: 'screenshots/button.png' });</text:span></text:p>
            <text:p text:style-name="P7"><text:span text:style-name="T5">context.tracing.start()</text:span><text:span text:style-name="T5"><text:tab/></text:span><text:span text:style-name="T5">await context.tracing.start({ screenshots: true, snapshots: true });</text:span></text:p>
            <text:p text:style-name="P7"><text:span text:style-name="T5">context.tracing.stop()</text:span><text:span text:style-name="T5"><text:tab/></text:span><text:span text:style-name="T5">await context.tracing.stop({ path: 'trace.zip' });</text:span></text:p>
            <text:p text:style-name="P7"><text:span text:style-name="T5"/></text:p>
          </draw:text-box>
        </draw:frame>
        <draw:frame presentation:style-name="pr3" draw:text-style-name="P3" draw:layer="layout" svg:width="13.907cm" svg:height="0.847cm" svg:x="0.064cm" svg:y="19.475cm" presentation:class="title" presentation:user-transformed="true">
          <draw:text-box>
            <text:p text:style-name="P3"><text:span text:style-name="T5">TestDuo – </text:span><text:span text:style-name="T5"><text:a xlink:href="https://playground.testduo.co.za/" xlink:type="simple">playground.testduo.co.za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8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illed_20_Green_20_Dark" style:display-name="Filled Green Dark" style:family="graphic" style:parent-style-name="Filled_20_Green">
      <style:graphic-properties draw:fill="solid" draw:fill-color="#74b531"/>
      <style:text-properties fo:color="#ffffff" loext:opacity="100%"/>
    </style:style>
    <style:style style:name="Filled_20_Green_20_Light" style:display-name="Filled Green Light" style:family="graphic" style:parent-style-name="Filled_20_Green">
      <style:graphic-properties draw:fill="solid" draw:fill-color="#9ecf6c"/>
      <style:text-properties fo:color="#ffffff" loext:opacity="100%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98cm" fo:margin-bottom="0cm" fo:text-indent="0cm"/>
      <style:text-properties fo:font-size="20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98cm" fo:margin-bottom="0cm" fo:text-indent="0cm"/>
      <style:text-properties fo:font-size="26.6000003814697pt"/>
    </style:style>
    <style:style style:name="Forestbird-outline6" style:family="presentation" style:parent-style-name="Forestbird-outline5">
      <style:paragraph-properties fo:margin-left="0cm" fo:margin-right="0cm" fo:margin-top="0.13cm" fo:margin-bottom="0cm" fo:text-indent="0cm"/>
      <style:text-properties fo:font-size="35.5pt"/>
    </style:style>
    <style:style style:name="Forestbird-outline7" style:family="presentation" style:parent-style-name="Forestbird-outline6">
      <style:paragraph-properties fo:margin-left="0cm" fo:margin-right="0cm" fo:margin-top="0.173cm" fo:margin-bottom="0cm" fo:text-indent="0cm"/>
      <style:text-properties fo:font-size="47.2999992370606pt"/>
    </style:style>
    <style:style style:name="Forestbird-outline8" style:family="presentation" style:parent-style-name="Forestbird-outline7">
      <style:paragraph-properties fo:margin-left="0cm" fo:margin-right="0cm" fo:margin-top="0.23cm" fo:margin-bottom="0cm" fo:text-indent="0cm"/>
      <style:text-properties fo:font-size="63.0999984741211pt"/>
    </style:style>
    <style:style style:name="Forestbird-outline9" style:family="presentation" style:parent-style-name="Forestbird-outline8">
      <style:paragraph-properties fo:margin-left="0cm" fo:margin-right="0cm" fo:margin-top="0.306cm" fo:margin-bottom="0cm" fo:text-indent="0cm"/>
      <style:text-properties fo:font-size="84.0999984741211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98cm" fo:margin-bottom="0cm" fo:text-indent="0cm"/>
      <style:text-properties fo:font-size="20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98cm" fo:margin-bottom="0cm" fo:text-indent="0cm"/>
      <style:text-properties fo:font-size="26.6000003814697pt"/>
    </style:style>
    <style:style style:name="Forestbird1-outline6" style:family="presentation" style:parent-style-name="Forestbird1-outline5">
      <style:paragraph-properties fo:margin-left="0cm" fo:margin-right="0cm" fo:margin-top="0.13cm" fo:margin-bottom="0cm" fo:text-indent="0cm"/>
      <style:text-properties fo:font-size="35.5pt"/>
    </style:style>
    <style:style style:name="Forestbird1-outline7" style:family="presentation" style:parent-style-name="Forestbird1-outline6">
      <style:paragraph-properties fo:margin-left="0cm" fo:margin-right="0cm" fo:margin-top="0.173cm" fo:margin-bottom="0cm" fo:text-indent="0cm"/>
      <style:text-properties fo:font-size="47.2999992370606pt"/>
    </style:style>
    <style:style style:name="Forestbird1-outline8" style:family="presentation" style:parent-style-name="Forestbird1-outline7">
      <style:paragraph-properties fo:margin-left="0cm" fo:margin-right="0cm" fo:margin-top="0.23cm" fo:margin-bottom="0cm" fo:text-indent="0cm"/>
      <style:text-properties fo:font-size="63.0999984741211pt"/>
    </style:style>
    <style:style style:name="Forestbird1-outline9" style:family="presentation" style:parent-style-name="Forestbird1-outline8">
      <style:paragraph-properties fo:margin-left="0cm" fo:margin-right="0cm" fo:margin-top="0.306cm" fo:margin-bottom="0cm" fo:text-indent="0cm"/>
      <style:text-properties fo:font-size="84.0999984741211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98cm" fo:margin-bottom="0cm" fo:text-indent="0cm"/>
      <style:text-properties fo:font-size="20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98cm" fo:margin-bottom="0cm" fo:text-indent="0cm"/>
      <style:text-properties fo:font-size="26.6000003814697pt"/>
    </style:style>
    <style:style style:name="Forestbird2-outline6" style:family="presentation" style:parent-style-name="Forestbird2-outline5">
      <style:paragraph-properties fo:margin-left="0cm" fo:margin-right="0cm" fo:margin-top="0.13cm" fo:margin-bottom="0cm" fo:text-indent="0cm"/>
      <style:text-properties fo:font-size="35.5pt"/>
    </style:style>
    <style:style style:name="Forestbird2-outline7" style:family="presentation" style:parent-style-name="Forestbird2-outline6">
      <style:paragraph-properties fo:margin-left="0cm" fo:margin-right="0cm" fo:margin-top="0.173cm" fo:margin-bottom="0cm" fo:text-indent="0cm"/>
      <style:text-properties fo:font-size="47.2999992370606pt"/>
    </style:style>
    <style:style style:name="Forestbird2-outline8" style:family="presentation" style:parent-style-name="Forestbird2-outline7">
      <style:paragraph-properties fo:margin-left="0cm" fo:margin-right="0cm" fo:margin-top="0.23cm" fo:margin-bottom="0cm" fo:text-indent="0cm"/>
      <style:text-properties fo:font-size="63.0999984741211pt"/>
    </style:style>
    <style:style style:name="Forestbird2-outline9" style:family="presentation" style:parent-style-name="Forestbird2-outline8">
      <style:paragraph-properties fo:margin-left="0cm" fo:margin-right="0cm" fo:margin-top="0.306cm" fo:margin-bottom="0cm" fo:text-indent="0cm"/>
      <style:text-properties fo:font-size="84.0999984741211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98cm" fo:margin-bottom="0cm" fo:text-indent="0cm"/>
      <style:text-properties fo:font-size="20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98cm" fo:margin-bottom="0cm" fo:text-indent="0cm"/>
      <style:text-properties fo:font-size="26.6000003814697pt"/>
    </style:style>
    <style:style style:name="Forestbird3-outline6" style:family="presentation" style:parent-style-name="Forestbird3-outline5">
      <style:paragraph-properties fo:margin-left="0cm" fo:margin-right="0cm" fo:margin-top="0.13cm" fo:margin-bottom="0cm" fo:text-indent="0cm"/>
      <style:text-properties fo:font-size="35.5pt"/>
    </style:style>
    <style:style style:name="Forestbird3-outline7" style:family="presentation" style:parent-style-name="Forestbird3-outline6">
      <style:paragraph-properties fo:margin-left="0cm" fo:margin-right="0cm" fo:margin-top="0.173cm" fo:margin-bottom="0cm" fo:text-indent="0cm"/>
      <style:text-properties fo:font-size="47.2999992370606pt"/>
    </style:style>
    <style:style style:name="Forestbird3-outline8" style:family="presentation" style:parent-style-name="Forestbird3-outline7">
      <style:paragraph-properties fo:margin-left="0cm" fo:margin-right="0cm" fo:margin-top="0.23cm" fo:margin-bottom="0cm" fo:text-indent="0cm"/>
      <style:text-properties fo:font-size="63.0999984741211pt"/>
    </style:style>
    <style:style style:name="Forestbird3-outline9" style:family="presentation" style:parent-style-name="Forestbird3-outline8">
      <style:paragraph-properties fo:margin-left="0cm" fo:margin-right="0cm" fo:margin-top="0.306cm" fo:margin-bottom="0cm" fo:text-indent="0cm"/>
      <style:text-properties fo:font-size="84.0999984741211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Green_20_Light">
      <style:graphic-properties draw:stroke="none" draw:fill="solid" draw:fill-color="#9ecf6c" fo:min-height="0cm" fo:min-width="0cm" loext:decorative="false"/>
    </style:style>
    <style:style style:name="Mgr4" style:family="graphic">
      <style:graphic-properties loext:decorative="false"/>
    </style:style>
    <style:style style:name="Mgr5" style:family="graphic" style:parent-style-name="Filled_20_Green_20_Dark">
      <style:graphic-properties draw:stroke="none" draw:fill="solid" draw:fill-color="#74b531" loext:decorative="false"/>
    </style:style>
    <style:style style:name="Mgr6" style:family="graphic">
      <style:graphic-properties style:writing-mode="lr-tb" loext:decorative="false"/>
    </style:style>
    <style:style style:name="Mgr7" style:family="graphic" style:parent-style-name="Filled_20_Green_20_Dark">
      <style:graphic-properties draw:stroke="none" draw:fill="solid" draw:fill-color="#74b531" fo:min-height="0cm" fo:min-width="0cm" loext:decorative="false"/>
    </style:style>
    <style:style style:name="Mgr8" style:family="graphic" style:parent-style-name="Filled_20_Green_20_Light">
      <style:graphic-properties fo:min-height="0cm" fo:min-width="0cm" loext:decorative="false"/>
    </style:style>
    <style:style style:name="Mgr9" style:family="graphic" style:parent-style-name="Filled_20_Green_20_Dark">
      <style:graphic-properties fo:min-height="0cm" fo:min-width="0cm" loext:decorative="false"/>
    </style:style>
    <style:style style:name="Mgr10" style:family="graphic" style:parent-style-name="Filled_20_Green_20_Dark">
      <style:graphic-properties loext:decorative="false"/>
    </style:style>
    <style:style style:name="Mpr1" style:family="presentation" style:parent-style-name="Forestbird-backgroundobjects">
      <style:graphic-properties draw:fill="none" draw:fill-color="#ffffff" fo:min-height="1.448cm" loext:decorative="false"/>
      <style:paragraph-properties style:writing-mode="lr-tb"/>
    </style:style>
    <style:style style:name="Mpr2" style:family="presentation" style:parent-style-name="Forestbird-backgroundobjects">
      <style:graphic-properties draw:fill="none" draw:fill-color="#ffffff" fo:min-height="1.484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Forestbird1-backgroundobjects">
      <style:graphic-properties draw:fill="none" draw:fill-color="#ffffff" fo:min-height="1.448cm" loext:decorative="false"/>
      <style:paragraph-properties style:writing-mode="lr-tb"/>
    </style:style>
    <style:style style:name="Mpr5" style:family="presentation" style:parent-style-name="Forestbird1-backgroundobjects">
      <style:graphic-properties draw:fill="none" draw:fill-color="#ffffff" fo:min-height="1.484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Forestbird2-backgroundobjects">
      <style:graphic-properties draw:fill="none" draw:fill-color="#ffffff" fo:min-height="1.448cm" loext:decorative="false"/>
      <style:paragraph-properties style:writing-mode="lr-tb"/>
    </style:style>
    <style:style style:name="Mpr8" style:family="presentation" style:parent-style-name="Forestbird2-backgroundobjects">
      <style:graphic-properties draw:fill="none" draw:fill-color="#ffffff" fo:min-height="1.484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Forestbird3-backgroundobjects">
      <style:graphic-properties draw:fill="none" draw:fill-color="#ffffff" fo:min-height="1.448cm" loext:decorative="false"/>
      <style:paragraph-properties style:writing-mode="lr-tb"/>
    </style:style>
    <style:style style:name="Mpr11" style:family="presentation" style:parent-style-name="Forestbird3-backgroundobjects">
      <style:graphic-properties draw:fill="none" draw:fill-color="#ffffff" fo:min-height="1.484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ecf6c"/>
    </style:style>
    <style:style style:name="MP6" style:family="paragraph">
      <loext:graphic-properties draw:fill="solid" draw:fill-color="#74b531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Forestbi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9.7cm" svg:height="2.333cm" svg:x="0cm" svg:y="18.666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6" draw:layer="backgroundobjects" svg:width="0.261cm" svg:height="0.359cm" svg:x="9.268cm" svg:y="19.121cm" svg:viewBox="0 0 262 360" svg:d="M262 180c0 32-6 63-18 91-12 26-28 49-48 65s-42 24-64 24c-24 0-46-8-66-24s-36-39-48-65c-12-28-18-59-18-91s6-63 18-91c12-26 28-49 48-65s42-24 66-24c22 0 44 8 64 24s36 39 48 65c12 28 18 59 18 91z">
          <text:p/>
        </draw:path>
        <draw:path draw:style-name="Mgr5" draw:text-style-name="MP6" draw:layer="backgroundobjects" svg:width="0.452cm" svg:height="0.717cm" svg:x="8.981cm" svg:y="19.08cm" svg:viewBox="0 0 453 718" svg:d="M427 603c98-464-108-402-162-603-78 48-155 95-232 143 0-4-72 444-4 542 53 74 378 12 398-82z">
          <text:p/>
        </draw:path>
        <draw:path draw:style-name="Mgr5" draw:text-style-name="MP6" draw:layer="backgroundobjects" svg:width="0.267cm" svg:height="0.174cm" svg:x="9.013cm" svg:y="19.48cm" svg:viewBox="0 0 268 175" svg:d="M36 84c19-25 42-49 69-61 52-30 111-30 163-4-56 0-105 4-153 32-23 12-46 29-65 49-17 21-36 45-50 75 4-34 16-67 36-91z">
          <text:p/>
        </draw:path>
        <draw:path draw:style-name="Mgr5" draw:text-style-name="MP6" draw:layer="backgroundobjects" svg:width="0.385cm" svg:height="0.872cm" svg:x="8.684cm" svg:y="19.023cm" svg:viewBox="0 0 386 873" svg:d="M307 820c79-103 76-557 79-784-111-12-223-24-333-36-3 0-95 721-30 820 49 73 229 69 284 0z">
          <text:p/>
        </draw:path>
        <draw:path draw:style-name="Mgr5" draw:text-style-name="MP6" draw:layer="backgroundobjects" svg:width="0.385cm" svg:height="0.872cm" svg:x="8.346cm" svg:y="19.023cm" svg:viewBox="0 0 386 873" svg:d="M78 820c-78-103-75-557-78-784 111-12 222-24 333-36 10 273 94 721 29 820-49 73-228 69-284 0z">
          <text:p/>
        </draw:path>
        <draw:path draw:style-name="Mgr5" draw:text-style-name="MP6" draw:layer="backgroundobjects" svg:width="0.026cm" svg:height="0.352cm" svg:x="8.695cm" svg:y="19.489cm" svg:viewBox="0 0 27 353" svg:d="M0 177c0-57 3-118 13-177 9 59 14 120 14 177-5 62-5 119-14 176-10-57-13-118-13-176z">
          <text:p/>
        </draw:path>
        <draw:path draw:style-name="Mgr5" draw:text-style-name="MP6" draw:layer="backgroundobjects" svg:width="0.587cm" svg:height="0.712cm" svg:x="8.414cm" svg:y="18.989cm" svg:viewBox="0 0 588 713" svg:d="M294 713c-98-126-294-193-294-377 0-185 130-336 294-336 163 0 294 151 294 336 0 184-197 251-294 377z">
          <text:p/>
        </draw:path>
        <draw:path draw:style-name="Mgr5" draw:text-style-name="MP6" draw:layer="backgroundobjects" svg:width="0.441cm" svg:height="1.078cm" svg:x="8.936cm" svg:y="17.436cm" svg:viewBox="0 0 442 1079" svg:d="M39 472c-17 431-26 367-39 550 60 18 122 38 182 57 76-164-9-41 225-492 85-168-6-563-58-587-33-12-303 251-310 472z">
          <text:p/>
        </draw:path>
        <draw:path draw:style-name="Mgr5" draw:text-style-name="MP6" draw:layer="backgroundobjects" svg:width="0.32cm" svg:height="0.852cm" svg:x="8.971cm" svg:y="17.652cm" svg:viewBox="0 0 321 853" svg:d="M82 280c-62 417-54 357-82 536 40 13 81 25 121 37 58-169 0-29 176-509 47-122 20-323-29-343-33-12-160 107-186 279z">
          <text:p/>
        </draw:path>
        <draw:path draw:style-name="Mgr5" draw:text-style-name="MP6" draw:layer="backgroundobjects" svg:width="0.443cm" svg:height="1.078cm" svg:x="8.035cm" svg:y="17.436cm" svg:viewBox="0 0 444 1079" svg:d="M405 472c16 431 26 367 39 550-61 18-122 38-182 57-75-164 10-41-226-492-88-168 6-563 59-587 32-12 304 251 310 472z">
          <text:p/>
        </draw:path>
        <draw:path draw:style-name="Mgr5" draw:text-style-name="MP6" draw:layer="backgroundobjects" svg:width="0.321cm" svg:height="0.856cm" svg:x="8.122cm" svg:y="17.652cm" svg:viewBox="0 0 322 857" svg:d="M240 280c63 417 54 357 82 536-40 14-79 28-118 41-60-169 0-28-179-508-46-127-24-328 29-348 32-12 159 107 186 279z">
          <text:p/>
        </draw:path>
        <draw:path draw:style-name="Mgr5" draw:text-style-name="MP6" draw:layer="backgroundobjects" svg:width="1.194cm" svg:height="1.316cm" svg:x="8.109cm" svg:y="18.092cm" svg:viewBox="0 0 1195 1317" svg:d="M598 0c329 0 479 177 479 423 0 205 248 509 26 709-107 99-291 185-505 185-215 0-398-86-506-185-222-204 27-504 27-709 0-246 146-423 479-423z">
          <text:p/>
        </draw:path>
        <draw:path draw:style-name="Mgr5" draw:text-style-name="MP6" draw:layer="backgroundobjects" svg:width="1.044cm" svg:height="1.089cm" svg:x="8.181cm" svg:y="18.272cm" svg:viewBox="0 0 1045 1090" svg:d="M569 37c-29-49-56-49-85 0-68 111-176 349-183 547-124-22-264-14-294 69-55 163 206 437 516 437 314 0 571-274 514-437-21-83-165-91-285-69-7-198-115-436-183-547z">
          <text:p/>
        </draw:path>
        <draw:path draw:style-name="Mgr5" draw:text-style-name="MP6" draw:layer="backgroundobjects" svg:width="0.493cm" svg:height="0.224cm" svg:x="8.46cm" svg:y="19.051cm" svg:viewBox="0 0 494 225" svg:d="M394 83c-36 4-75-8-105-34-16-12-28-28-42-49-10 21-26 37-43 49-32 26-67 38-103 34-37 0-73-18-99-46-16-16 69 188 245 188s261-204 245-188c-27 24-62 42-98 46z">
          <text:p/>
        </draw:path>
        <draw:path draw:style-name="Mgr5" draw:text-style-name="MP6" draw:layer="backgroundobjects" svg:width="0.289cm" svg:height="0.432cm" svg:x="8.839cm" svg:y="18.433cm" svg:viewBox="0 0 290 433" svg:d="M100 12c98-50 164 69 180 134 26 99-7 210-16 235-8 16-79 95-239 20 3 0-39-111-20-213 32-59 11-135 95-176z">
          <text:p/>
        </draw:path>
        <draw:path draw:style-name="Mgr5" draw:text-style-name="MP6" draw:layer="backgroundobjects" svg:width="0.302cm" svg:height="0.467cm" svg:x="8.843cm" svg:y="18.409cm" svg:viewBox="0 0 303 468" svg:d="M36 76c14-21 27-37 42-49 7-8 17-14 27-18s19-8 30-8c39-8 77 18 104 50 26 33 47 80 58 128 10 49 7 101-3 150-3 26-10 50-19 71-1 3-2 5-3 8 0 4 0 8 0 12-2 1-3 3-4 4-3 4-6 8-13 12-10 9-16 13-26 17-36 16-72 16-108 12-36-8-68-20-101-41 33 8 68 21 101 21 32 0 69-5 99-21 6-4 12-8 19-16 3-4 6-4 6-8 1-3 2-5 3-8 7-21 11-41 17-63 7-44 10-89 0-130-6-42-26-79-49-107-23-29-53-49-81-45-8 0-17 0-24 4-6 4-16 4-22 8-17 8-30 21-39 37-23 24-39 65-50 115 0-50 14-95 36-135z">
          <text:p/>
        </draw:path>
        <draw:path draw:style-name="Mgr5" draw:text-style-name="MP6" draw:layer="backgroundobjects" svg:width="0.169cm" svg:height="0.26cm" svg:x="8.883cm" svg:y="18.536cm" svg:viewBox="0 0 170 261" svg:d="M170 131c0 22-3 45-11 65-7 20-19 36-32 48-14 11-27 17-42 17s-30-6-43-17c-13-12-23-28-30-48-8-20-12-43-12-65 0-23 4-46 12-66 7-20 17-37 30-48 13-12 28-17 43-17s28 5 42 17c13 11 25 28 32 48 8 20 11 43 11 66z">
          <text:p/>
        </draw:path>
        <draw:path draw:style-name="Mgr5" draw:text-style-name="MP6" draw:layer="backgroundobjects" svg:width="0.286cm" svg:height="0.432cm" svg:x="8.286cm" svg:y="18.433cm" svg:viewBox="0 0 287 433" svg:d="M189 12c-98-50-163 69-179 134-26 99 6 210 16 235 6 16 79 95 238 20-4 0 35-111 19-213-31-59-10-135-94-176z">
          <text:p/>
        </draw:path>
        <draw:path draw:style-name="Mgr5" draw:text-style-name="MP6" draw:layer="backgroundobjects" svg:width="0.304cm" svg:height="0.46cm" svg:x="8.266cm" svg:y="18.413cm" svg:viewBox="0 0 305 461" svg:d="M256 88c-13-16-27-29-39-37-7-4-16-8-24-8-6-4-16-4-22-4-30 0-63 16-82 45-23 28-42 69-49 107-6 41-6 85 0 130 4 22 10 46 16 62 1 2 3 6 4 9 3 4 6 4 6 8 7 4 14 12 20 16 30 16 62 25 98 20 33 0 69-8 102-20-33 20-66 33-102 41s-72 4-107-12c-11-4-17-9-27-17-3-4-10-8-13-12-1-1-2-3-3-4s-2-3-3-4c0-1 0-3 0-4-1-1-2-3-4-4-7-25-13-45-19-71-10-48-10-97-4-150 10-50 33-95 59-128 29-32 66-58 105-50 9 0 19 4 28 8 11 6 17 10 27 18 16 12 30 28 42 49 24 32 36 81 40 131-10-46-24-91-49-119z">
          <text:p/>
        </draw:path>
        <draw:path draw:style-name="Mgr5" draw:text-style-name="MP6" draw:layer="backgroundobjects" svg:width="0.169cm" svg:height="0.26cm" svg:x="8.359cm" svg:y="18.536cm" svg:viewBox="0 0 170 261" svg:d="M170 131c0 22-5 45-12 65s-18 36-31 48c-12 11-27 17-42 17s-30-6-43-17c-12-12-23-28-30-48-8-20-12-43-12-65 0-23 4-46 12-66 7-20 18-37 30-48 13-12 28-17 43-17s30 5 42 17c13 11 24 28 31 48s12 43 12 66z">
          <text:p/>
        </draw:path>
        <draw:path draw:style-name="Mgr5" draw:text-style-name="MP6" draw:layer="backgroundobjects" svg:width="0.172cm" svg:height="0.18cm" svg:x="8.619cm" svg:y="18.997cm" svg:viewBox="0 0 173 181" svg:d="M0 0c57 0 116 0 173 0 0 60 0 121 0 181-57 0-116 0-173 0 0-60 0-121 0-181z">
          <text:p/>
        </draw:path>
        <draw:path draw:style-name="Mgr5" draw:text-style-name="MP6" draw:layer="backgroundobjects" svg:width="0.652cm" svg:height="0.292cm" svg:x="8.378cm" svg:y="18.845cm" svg:viewBox="0 0 653 293" svg:d="M493 251c-33-4-64-14-91-34-27-21-46-48-49-77-7-47-16-93-23-140-8 47-15 93-22 140-7 33-24 56-49 77-27 20-60 34-92 34-35 0-68-4-98-24-30-18-55-46-69-83 4 41 23 79 53 103 29 24 71 41 110 45 43 4 82-8 118-33 20-12 33-28 46-50 12 22 29 38 45 50 36 25 79 37 118 33 39 0 82-16 111-45 29-24 52-66 52-103-6 33-32 61-62 83-29 16-65 24-98 24z">
          <text:p/>
        </draw:path>
        <draw:path draw:style-name="Mgr5" draw:text-style-name="MP6" draw:layer="backgroundobjects" svg:width="0.248cm" svg:height="0.147cm" svg:x="8.579cm" svg:y="18.792cm" svg:viewBox="0 0 249 148" svg:d="M124 0c-22 0-91 0-117 25-16 16-4 58 39 95 30 24 56 28 75 28 23 0 49-8 75-28 52-37 62-79 46-95-23-25-94-25-118-25z">
          <text:p/>
        </draw:path>
      </draw:g>
      <draw:g draw:style-name="Mgr4">
        <draw:path draw:style-name="Mgr5" draw:text-style-name="MP6" draw:layer="backgroundobjects" svg:width="0.129cm" svg:height="0.179cm" svg:x="3.869cm" svg:y="18.691cm" svg:viewBox="0 0 130 180" svg:d="M0 89c0 16 3 31 8 46 6 13 13 25 24 33 9 8 21 12 33 12 11 0 23-4 33-12 9-8 18-20 24-33 5-15 8-30 8-46 0-14-3-30-8-44-6-14-15-25-24-33-10-8-22-12-33-12-12 0-24 4-33 12-11 8-18 19-24 33-5 14-8 30-8 44z">
          <text:p/>
        </draw:path>
        <draw:path draw:style-name="Mgr5" draw:text-style-name="MP6" draw:layer="backgroundobjects" svg:width="0.226cm" svg:height="0.358cm" svg:x="3.916cm" svg:y="18.669cm" svg:viewBox="0 0 227 359" svg:d="M13 303c-50-232 54-202 81-303 39 24 77 48 116 72 0-1 36 221 1 271-26 37-188 6-198-40z">
          <text:p/>
        </draw:path>
        <draw:path draw:style-name="Mgr5" draw:text-style-name="MP6" draw:layer="backgroundobjects" svg:width="0.133cm" svg:height="0.085cm" svg:x="3.993cm" svg:y="18.871cm" svg:viewBox="0 0 134 86" svg:d="M116 41c-10-12-22-24-34-30-27-14-57-14-82-2 28 0 52 2 76 16 12 5 23 13 33 24 8 10 18 22 25 37-2-17-9-33-18-45z">
          <text:p/>
        </draw:path>
        <draw:path draw:style-name="Mgr5" draw:text-style-name="MP6" draw:layer="backgroundobjects" svg:width="0.191cm" svg:height="0.436cm" svg:x="4.099cm" svg:y="18.641cm" svg:viewBox="0 0 192 437" svg:d="M39 411c-39-52-38-280-39-392 55-7 111-12 167-19 1 0 46 361 13 411-24 36-113 34-141 0z">
          <text:p/>
        </draw:path>
        <draw:path draw:style-name="Mgr5" draw:text-style-name="MP6" draw:layer="backgroundobjects" svg:width="0.192cm" svg:height="0.436cm" svg:x="4.267cm" svg:y="18.641cm" svg:viewBox="0 0 193 437" svg:d="M154 411c39-52 38-280 39-392-55-7-110-12-166-19-5 137-47 361-15 411 24 36 114 34 142 0z">
          <text:p/>
        </draw:path>
        <draw:path draw:style-name="Mgr5" draw:text-style-name="MP6" draw:layer="backgroundobjects" svg:width="0.013cm" svg:height="0.176cm" svg:x="4.272cm" svg:y="18.875cm" svg:viewBox="0 0 14 177" svg:d="M14 88c0-29-2-59-8-88-4 29-6 60-6 88 2 31 2 60 6 89 6-29 8-61 8-89z">
          <text:p/>
        </draw:path>
        <draw:path draw:style-name="Mgr5" draw:text-style-name="MP6" draw:layer="backgroundobjects" svg:width="0.293cm" svg:height="0.355cm" svg:x="4.133cm" svg:y="18.625cm" svg:viewBox="0 0 294 356" svg:d="M146 356c49-63 148-96 148-188 0-93-66-168-148-168-81 0-146 75-146 168 0 92 98 125 146 188z">
          <text:p/>
        </draw:path>
        <draw:path draw:style-name="Mgr5" draw:text-style-name="MP6" draw:layer="backgroundobjects" svg:width="0.221cm" svg:height="0.539cm" svg:x="3.943cm" svg:y="17.848cm" svg:viewBox="0 0 222 540" svg:d="M202 236c8 216 14 184 20 276-31 9-60 19-91 28-37-83 4-20-114-247-42-84 3-280 30-293 16-5 152 125 155 236z">
          <text:p/>
        </draw:path>
        <draw:path draw:style-name="Mgr5" draw:text-style-name="MP6" draw:layer="backgroundobjects" svg:width="0.16cm" svg:height="0.426cm" svg:x="3.987cm" svg:y="17.957cm" svg:viewBox="0 0 161 427" svg:d="M119 141c32 209 28 178 42 268-21 6-41 12-61 18-29-85 0-14-88-254-23-62-10-162 15-172 16-7 79 53 92 140z">
          <text:p/>
        </draw:path>
        <draw:path draw:style-name="Mgr5" draw:text-style-name="MP6" draw:layer="backgroundobjects" svg:width="0.221cm" svg:height="0.539cm" svg:x="4.393cm" svg:y="17.848cm" svg:viewBox="0 0 222 540" svg:d="M20 236c-8 216-14 184-20 276 31 9 60 19 91 28 37-83-4-20 113-247 44-84-4-280-29-293-17-5-152 125-155 236z">
          <text:p/>
        </draw:path>
        <draw:path draw:style-name="Mgr5" draw:text-style-name="MP6" draw:layer="backgroundobjects" svg:width="0.16cm" svg:height="0.429cm" svg:x="4.411cm" svg:y="17.957cm" svg:viewBox="0 0 161 430" svg:d="M40 141c-30 209-26 178-40 268 19 6 39 14 58 21 30-85 0-15 91-255 23-64 11-164-15-174-16-7-80 53-94 140z">
          <text:p/>
        </draw:path>
        <draw:path draw:style-name="Mgr5" draw:text-style-name="MP6" draw:layer="backgroundobjects" svg:width="0.597cm" svg:height="0.656cm" svg:x="3.98cm" svg:y="18.177cm" svg:viewBox="0 0 598 657" svg:d="M298 0c-164 0-239 88-239 211 0 102-124 254-13 354 54 50 145 92 252 92 108 0 199-42 253-92 111-102-12-252-12-354 0-123-75-211-241-211z">
          <text:p/>
        </draw:path>
        <draw:path draw:style-name="Mgr5" draw:text-style-name="MP6" draw:layer="backgroundobjects" svg:width="0.521cm" svg:height="0.544cm" svg:x="4.02cm" svg:y="18.267cm" svg:viewBox="0 0 522 545" svg:d="M237 17c15-23 29-23 43 0 35 56 88 175 92 273 61-10 131-6 146 35 28 81-103 220-258 220-157 0-284-139-256-220 11-41 81-45 142-35 3-98 57-217 91-273z">
          <text:p/>
        </draw:path>
        <draw:path draw:style-name="Mgr5" draw:text-style-name="MP6" draw:layer="backgroundobjects" svg:width="0.246cm" svg:height="0.111cm" svg:x="4.156cm" svg:y="18.656cm" svg:viewBox="0 0 247 112" svg:d="M50 40c18 1 38-4 52-16 8-7 15-15 21-24 5 9 14 17 21 24 17 12 35 19 53 16 18 0 35-8 49-23 8-8-35 95-123 95s-130-103-122-95c13 14 31 20 49 23z">
          <text:p/>
        </draw:path>
        <draw:path draw:style-name="Mgr5" draw:text-style-name="MP6" draw:layer="backgroundobjects" svg:width="0.144cm" svg:height="0.214cm" svg:x="4.069cm" svg:y="18.347cm" svg:viewBox="0 0 145 215" svg:d="M94 6c-48-25-81 35-89 68-13 48 3 103 8 115 3 9 39 48 120 10-3 0 19-54 9-106-16-28-5-67-48-87z">
          <text:p/>
        </draw:path>
        <draw:path draw:style-name="Mgr5" draw:text-style-name="MP6" draw:layer="backgroundobjects" svg:width="0.151cm" svg:height="0.231cm" svg:x="4.06cm" svg:y="18.336cm" svg:viewBox="0 0 152 232" svg:d="M134 37c-7-10-13-19-22-24-3-4-8-7-12-8-6-3-11-4-15-4-20-4-39 8-53 24-13 16-25 38-29 64-5 24-3 49 1 74 2 12 6 24 11 35 0 1 0 3 1 4 0 3 0 5 0 7 0 1 1 1 2 1 1 3 3 4 6 7 5 4 8 5 13 8 18 8 36 8 54 5 18-4 34-9 51-20-17 4-35 11-51 11-17 0-34-3-49-11-3-1-6-4-10-8-1-3-3-3-3-4-1-1-1-3-1-4-4-11-6-21-9-31-3-22-4-45 0-65 3-20 13-39 24-53 12-14 27-24 42-22 3 0 6-1 10 2 4 1 9 2 12 4 9 4 15 10 20 18 11 12 19 34 25 58 0-24-7-47-18-68z">
          <text:p/>
        </draw:path>
        <draw:path draw:style-name="Mgr5" draw:text-style-name="MP6" draw:layer="backgroundobjects" svg:width="0.084cm" svg:height="0.13cm" svg:x="4.107cm" svg:y="18.399cm" svg:viewBox="0 0 85 131" svg:d="M0 65c0 12 2 23 6 34 4 9 9 17 15 24 7 5 14 8 21 8 8 0 15-3 22-8 6-7 11-15 16-24 3-11 5-22 5-34s-2-22-5-33c-5-9-10-19-16-24-7-7-14-8-22-8-7 0-14 1-21 8-6 5-11 15-15 24-4 11-6 21-6 33z">
          <text:p/>
        </draw:path>
        <draw:path draw:style-name="Mgr5" draw:text-style-name="MP6" draw:layer="backgroundobjects" svg:width="0.143cm" svg:height="0.214cm" svg:x="4.345cm" svg:y="18.347cm" svg:viewBox="0 0 144 215" svg:d="M50 6c49-25 82 35 89 68 14 48-3 104-7 115-5 10-40 48-120 10 2 0-18-54-10-106 16-28 5-67 48-87z">
          <text:p/>
        </draw:path>
        <draw:path draw:style-name="Mgr5" draw:text-style-name="MP6" draw:layer="backgroundobjects" svg:width="0.152cm" svg:height="0.228cm" svg:x="4.347cm" svg:y="18.337cm" svg:viewBox="0 0 153 229" svg:d="M24 43c7-8 13-13 21-17 3-3 7-4 10-4 3-3 9-3 12-3 15 0 31 8 41 23 11 15 21 35 25 53 3 19 3 42 0 64-3 11-6 23-9 31-1 1-1 3-2 4-1 3-3 3-3 4-3 3-7 7-10 9-15 8-31 12-49 10-15 0-33-4-50-10 17 10 32 16 50 20s37 2 55-6c4-2 7-4 12-8 2-2 6-4 7-6 1 0 1-1 2-2 0 0 1-2 1-3v-1c1 0 1-2 2-3 3-12 6-23 10-35 5-24 5-49 2-74-6-24-17-47-30-63-15-17-33-29-52-25-5 0-11 2-15 4-5 2-8 4-14 8-7 6-13 14-21 25-11 16-17 41-19 65 5-22 12-45 24-60z">
          <text:p/>
        </draw:path>
        <draw:path draw:style-name="Mgr5" draw:text-style-name="MP6" draw:layer="backgroundobjects" svg:width="0.084cm" svg:height="0.13cm" svg:x="4.369cm" svg:y="18.399cm" svg:viewBox="0 0 85 131" svg:d="M0 65c0 12 1 23 5 34 5 9 10 17 16 24 7 5 14 8 21 8 8 0 15-3 22-8 6-7 11-15 16-24 3-11 5-22 5-34s-2-22-5-33c-5-9-10-19-16-24-7-7-14-8-22-8-7 0-14 1-21 8-6 5-11 15-16 24-3 11-5 21-5 33z">
          <text:p/>
        </draw:path>
        <draw:path draw:style-name="Mgr5" draw:text-style-name="MP6" draw:layer="backgroundobjects" svg:width="0.086cm" svg:height="0.088cm" svg:x="4.237cm" svg:y="18.629cm" svg:viewBox="0 0 87 89" svg:d="M87 0c-29 0-58 0-87 0 0 29 0 60 0 89 29 0 58 0 87 0 0-29 0-60 0-89z">
          <text:p/>
        </draw:path>
        <draw:path draw:style-name="Mgr5" draw:text-style-name="MP6" draw:layer="backgroundobjects" svg:width="0.326cm" svg:height="0.144cm" svg:x="4.118cm" svg:y="18.553cm" svg:viewBox="0 0 327 145" svg:d="M80 125c17-2 32-8 46-17 13-11 23-24 25-39 3-22 7-46 10-69 4 23 8 47 12 69 3 16 11 28 24 39 13 9 30 17 46 17 18 0 35-2 49-13 15-8 28-23 35-40-2 20-12 39-27 51s-36 20-55 22c-21 2-41-4-59-16-10-6-16-14-23-25-6 11-15 19-23 25-18 12-39 18-58 16-19 0-41-8-55-22-15-12-27-34-27-51 3 16 16 31 31 40 15 8 33 13 49 13z">
          <text:p/>
        </draw:path>
        <draw:path draw:style-name="Mgr5" draw:text-style-name="MP6" draw:layer="backgroundobjects" svg:width="0.124cm" svg:height="0.072cm" svg:x="4.219cm" svg:y="18.527cm" svg:viewBox="0 0 125 73" svg:d="M62 0c12 0 46 0 59 12 8 8 2 28-19 47-15 13-28 14-39 14-10 0-24-4-37-14-26-19-31-39-22-47 11-12 47-12 58-12z">
          <text:p/>
        </draw:path>
      </draw:g>
      <draw:g draw:style-name="Mgr4">
        <draw:path draw:style-name="Mgr5" draw:text-style-name="MP6" draw:layer="backgroundobjects" svg:width="0.446cm" svg:height="0.848cm" svg:x="19.643cm" svg:y="18.05cm" svg:viewBox="0 0 447 849" svg:d="M255 725c127-139 203-308 191-535-6-89-32-148-64-184-25-28-174 36-174 240 2 386-139 399-208 599 73 15 161-16 255-120z">
          <text:p/>
        </draw:path>
        <draw:path draw:style-name="Mgr5" draw:text-style-name="MP6" draw:layer="backgroundobjects" svg:width="0.422cm" svg:height="0.866cm" svg:x="19.602cm" svg:y="18.025cm" svg:viewBox="0 0 423 867" svg:d="M423 32c-80-105-225 71-225 231 0 386-127 421-198 594 13 4 12 10 39 10 90-91 225-263 225-559 0-184 73-261 159-276z">
          <text:p/>
        </draw:path>
        <draw:path draw:style-name="Mgr5" draw:text-style-name="MP6" draw:layer="backgroundobjects" svg:width="0.398cm" svg:height="0.87cm" svg:x="19.602cm" svg:y="18.009cm" svg:viewBox="0 0 399 871" svg:d="M399 23c-94-71-230 30-230 225 0 316-113 304-169 457 0 55 0 111 0 166 39-34 225-232 225-580 0-186 86-266 174-268z">
          <text:p/>
        </draw:path>
        <draw:path draw:style-name="Mgr5" draw:text-style-name="MP6" draw:layer="backgroundobjects" svg:width="0.677cm" svg:height="0.792cm" svg:x="18.624cm" svg:y="18.152cm" svg:viewBox="0 0 678 793" svg:d="M4 117c-34-92 145-141 206-105 0 52 0 102 0 154-69-17-181 15-206-49zM414 761c0-45 120-136 264-136 0 56 0 112 0 168-88-11-264 15-264-32z">
          <text:p/>
        </draw:path>
        <draw:path draw:style-name="Mgr5" draw:text-style-name="MP6" draw:layer="backgroundobjects" svg:width="0.787cm" svg:height="1.157cm" svg:x="18.871cm" svg:y="17.89cm" svg:viewBox="0 0 788 1158" svg:d="M757 446c-41-129-152-286-313-373-403-221-549 115-366 284 216 200 195 519 278 651-87 28-151 86-151 120 0 46 176 21 264 30 146 0 264-37 264-82 2-35-2-56-10-75 71-132 86-395 34-555z">
          <text:p/>
        </draw:path>
        <draw:path draw:style-name="Mgr5" draw:text-style-name="MP6" draw:layer="backgroundobjects" svg:width="0.294cm" svg:height="0.68cm" svg:x="19.176cm" svg:y="18.282cm" svg:viewBox="0 0 295 681" svg:d="M270 0c-127 13-242 160-242 343 2 162 83 245 57 257-216 96 28 25 199 80 54 19-115-217-115-405 0-115 40-212 101-275z">
          <text:p/>
        </draw:path>
        <draw:path draw:style-name="Mgr5" draw:text-style-name="MP6" draw:layer="backgroundobjects" svg:width="0.529cm" svg:height="1.043cm" svg:x="19.172cm" svg:y="17.848cm" svg:viewBox="0 0 530 1044" svg:d="M146 45c-54-21-103-36-146-45 4 24 7 52 10 76 301 96 591 480 413 968 86-152 107-281 107-479 0-212-234-461-384-520z">
          <text:p/>
        </draw:path>
        <draw:path draw:style-name="Mgr5" draw:text-style-name="MP6" draw:layer="backgroundobjects" svg:width="0.579cm" svg:height="1.075cm" svg:x="19.162cm" svg:y="17.82cm" svg:viewBox="0 0 580 1076" svg:d="M0 0c11 19 15 43 18 68 257 89 502 295 502 661 0 83-39 268-88 347 95-85 148-288 148-483 3-306-180-489-399-562-65-22-125-31-181-31z">
          <text:p/>
        </draw:path>
        <draw:path draw:style-name="Mgr5" draw:text-style-name="MP6" draw:layer="backgroundobjects" svg:width="0.137cm" svg:height="0.18cm" svg:x="18.924cm" svg:y="17.589cm" svg:viewBox="0 0 138 181" svg:d="M1 181c-8-96 37-121 56-181 27 55 73 68 81 163-46 6-92 12-137 18z">
          <text:p/>
        </draw:path>
        <draw:path draw:style-name="Mgr5" draw:text-style-name="MP6" draw:layer="backgroundobjects" svg:width="0.478cm" svg:height="0.712cm" svg:x="18.713cm" svg:y="17.577cm" svg:viewBox="0 0 479 713" svg:d="M355 0c-29 55-79 67-88 163-132 6-278 230-266 409 2 49 107 141 238 141 133 0 240-148 240-329 3-108-24-167-71-193 7-96-35-127-53-191z">
          <text:p/>
        </draw:path>
        <draw:path draw:style-name="Mgr5" draw:text-style-name="MP6" draw:layer="backgroundobjects" svg:width="0.105cm" svg:height="0.261cm" svg:x="18.994cm" svg:y="17.662cm" svg:viewBox="0 0 106 262" svg:d="M43 259c-29-7-52-7-39-139 7-71 42-80 63-120 14 47 44 68 39 139-12 132-33 126-63 120z">
          <text:p/>
        </draw:path>
        <draw:path draw:style-name="Mgr5" draw:text-style-name="MP6" draw:layer="backgroundobjects" svg:width="0.143cm" svg:height="0.166cm" svg:x="18.822cm" svg:y="17.881cm" svg:viewBox="0 0 144 167" svg:d="M64 167c-45 0-43-39-64-59 21-36 19-108 64-108 43 0 54 72 80 108-26 20-37 59-80 59z">
          <text:p/>
        </draw:path>
        <draw:path draw:style-name="Mgr5" draw:text-style-name="MP6" draw:layer="backgroundobjects" svg:width="0.087cm" svg:height="0.1cm" svg:x="18.844cm" svg:y="17.918cm" svg:viewBox="0 0 88 101" svg:d="M39 101c-27 0-26-25-39-37 13-21 12-64 39-64s33 43 49 64c-16 12-22 37-49 37z">
          <text:p/>
        </draw:path>
        <draw:path draw:style-name="Mgr5" draw:text-style-name="MP6" draw:layer="backgroundobjects" svg:width="0.415cm" svg:height="0.447cm" svg:x="18.802cm" svg:y="17.94cm" svg:viewBox="0 0 416 448" svg:d="M292 36c-60-93-61 22-92 31 10 4 19 8 28 12-16 9-33 19-49 28 5 5 8 11 12 15-9 0-16 0-24 0 5 5 9 10 14 16-3 4-6 6-9 9-17-13-35-19-54-19-64 0-118 71-118 160 0 90 52 160 118 160 63 0 117-70 117-160 0-2 0-5 0-9 15 5 29 11 44 15-3-14-6-28-10-43 17 0 34 0 51 0-7-8-15-16-21-24 25-23 49-47 73-71-15 0-29 0-44 0 22-17 45-34 69-53-16 0-32 0-48 0 26-3 98-72 53-52-45 19-74-9-110-15z">
          <text:p/>
        </draw:path>
        <draw:path draw:style-name="Mgr5" draw:text-style-name="MP6" draw:layer="backgroundobjects" svg:width="0.533cm" svg:height="0.34cm" svg:x="18.669cm" svg:y="18.241cm" svg:viewBox="0 0 534 341" svg:d="M208 169c-67-16-181 16-204-50-34-92 173-148 226-104 127 98 299-92 304 194 2 70-132 277-326-40z">
          <text:p/>
        </draw:path>
      </draw:g>
      <draw:g draw:style-name="Mgr6">
        <draw:custom-shape draw:style-name="Mgr7" draw:text-style-name="MP6" draw:layer="backgroundobjects" svg:width="0.53cm" svg:height="3.333cm" svg:x="27.048cm" svg:y="15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7" draw:text-style-name="MP6" draw:layer="backgroundobjects" svg:width="2.652cm" svg:height="1cm" svg:x="25.987cm" svg:y="16.66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6" draw:layer="backgroundobjects" svg:width="2.122cm" svg:height="1cm" svg:x="26.252cm" svg:y="15.99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6" draw:layer="backgroundobjects" svg:width="1.591cm" svg:height="1cm" svg:x="26.517cm" svg:y="15.33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6" draw:layer="backgroundobjects" svg:width="1.06cm" svg:height="1cm" svg:x="26.783cm" svg:y="14.66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6">
        <draw:custom-shape draw:style-name="Mgr7" draw:text-style-name="MP6" draw:layer="backgroundobjects" svg:width="0.53cm" svg:height="3.334cm" svg:x="24.131cm" svg:y="15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7" draw:text-style-name="MP6" draw:layer="backgroundobjects" svg:width="2.121cm" svg:height="1cm" svg:x="23.335cm" svg:y="16.33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6" draw:layer="backgroundobjects" svg:width="1.591cm" svg:height="1cm" svg:x="23.6cm" svg:y="15.667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6" draw:layer="backgroundobjects" svg:width="1.061cm" svg:height="1cm" svg:x="23.865cm" svg:y="1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4">
        <draw:path draw:style-name="Mgr5" draw:text-style-name="MP6" draw:layer="backgroundobjects" svg:width="0.257cm" svg:height="0.579cm" svg:x="26.425cm" svg:y="13.333cm" svg:viewBox="0 0 258 580" svg:d="M212 187c-45-108-143-201-183-185-30 17 4 89 31 128 4 2 2 8-3 8-12-4-27-4-34 5-14 23 7 55 25 76 3 3 1 9-3 8-16-4-32-4-38 4-22 33 11 131 30 167 23 42 48 85 79 118 31 35 71 60 112 64 2 0 4 0 5 0 3-1 4-5 5-8 7-24 9-33 12-53 4-81 28-173-38-332z">
          <text:p/>
        </draw:path>
        <draw:path draw:style-name="Mgr5" draw:text-style-name="MP6" draw:layer="backgroundobjects" svg:width="0.961cm" svg:height="0.999cm" svg:x="25.987cm" svg:y="13.333cm" svg:viewBox="0 0 962 1000" svg:d="M798 380c-55 11-112 76-140 135-1 4-5 8-8 9-4 0-7-4-10-7-30-34-69-78-118-154-21-34-126-192-229-283-89-77-202-97-240-65-18 14-21 48-14 73 9 25 36 55 58 67-27-4-61 22-61 54 0 56 80 118 105 127-22 1-40 33-35 60 10 52 86 76 109 80-21 5-33 39-25 64 12 40 88 65 109 71-19 21-12 56 9 74 17 18 40 28 62 32-57-8-124-18-180-20-55-1-139 22-190 79 73 37 158 116 191 224 54-3 92-40 135-80 6-7 12-13 21-15 5 0 12 2 17 4 23 10 130 78 266 70 104-7 194-62 237-162 41-97 45-201 49-230 5-28 26-43 46-51-2-28 1-64-2-93-42-44-107-74-162-63z">
          <text:p/>
        </draw:path>
        <draw:path draw:style-name="Mgr5" draw:text-style-name="MP6" draw:layer="backgroundobjects" svg:width="0.116cm" svg:height="0.1cm" svg:x="26.931cm" svg:y="13.773cm" svg:viewBox="0 0 117 101" svg:d="M25 1c-3-1-7-1-10-1-7 1-9 4-11 11-6 16-4 69-1 80 2 6 5 10 12 10 2 0 5-1 7-2 8-3 16-7 25-10 21-9 41-17 61-26 3-2 7-3 9-7 1-5-4-11-7-15-27-16-56-29-85-40z">
          <text:p/>
        </draw:path>
        <draw:path draw:style-name="Mgr5" draw:text-style-name="MP6" draw:layer="backgroundobjects" svg:width="0.061cm" svg:height="0.074cm" svg:x="26.796cm" svg:y="13.781cm" svg:viewBox="0 0 62 75" svg:d="M0 37c0 7 2 14 4 19s7 11 11 13c5 4 10 6 16 6 5 0 10-2 15-6 5-2 9-8 11-13 3-5 5-12 5-19 0-6-2-13-5-18-3-6-6-11-11-14-5-4-10-5-15-5-6 0-11 1-16 5-4 3-9 8-11 14-2 5-4 12-4 18z">
          <text:p/>
        </draw:path>
        <draw:path draw:style-name="Mgr5" draw:text-style-name="MP6" draw:layer="backgroundobjects" svg:width="0.146cm" svg:height="0.074cm" svg:x="26.059cm" svg:y="13.488cm" svg:viewBox="0 0 147 75" svg:d="M82 36c3 3 24 15 43 24 10 4 22 9 22 12 0 5-11 3-21 0-24-7-51-17-73-32-6-3-43-28-53-36 7-4 18-4 25-4 20 15 37 25 57 36z">
          <text:p/>
        </draw:path>
        <draw:path draw:style-name="Mgr5" draw:text-style-name="MP6" draw:layer="backgroundobjects" svg:width="0.167cm" svg:height="0.042cm" svg:x="26.109cm" svg:y="13.669cm" svg:viewBox="0 0 168 43" svg:d="M133 31c11 2 35 2 35 8 0 4-21 4-33 4-46 0-96-8-135-32 4-6 14-11 20-11 44 21 97 28 113 31z">
          <text:p/>
        </draw:path>
        <draw:path draw:style-name="Mgr5" draw:text-style-name="MP6" draw:layer="backgroundobjects" svg:width="0.151cm" svg:height="0.026cm" svg:x="26.185cm" svg:y="13.809cm" svg:viewBox="0 0 152 27" svg:d="M112 12c22 3 39 0 40 4 1 7-21 8-33 8-35 3-60 5-99-4-4 0-21-4-20-7 3-5 12-12 17-13 22 7 73 11 95 12z">
          <text:p/>
        </draw:path>
        <draw:path draw:style-name="Mgr5" draw:text-style-name="MP6" draw:layer="backgroundobjects" svg:width="0.138cm" svg:height="0.024cm" svg:x="26.279cm" svg:y="13.945cm" svg:viewBox="0 0 139 25" svg:d="M7 0c18 4 33 7 51 8 13 1 32 4 49 4 14 1 32-1 32 3 0 6-20 9-34 10-31 0-66 0-102-10-1 0-3-3-3-3 2-4 5-9 7-12z">
          <text:p/>
        </draw:path>
      </draw:g>
      <draw:g draw:style-name="Mgr4">
        <draw:path draw:style-name="Mgr5" draw:text-style-name="MP6" draw:layer="backgroundobjects" svg:width="0.257cm" svg:height="0.579cm" svg:x="25.364cm" svg:y="14cm" svg:viewBox="0 0 258 580" svg:d="M212 187c-45-108-143-201-183-185-30 17 4 89 31 128 4 2 2 8-3 8-12-4-27-4-34 5-14 23 7 55 25 76 3 3 1 9-3 8-16-4-32-4-38 4-22 33 11 131 30 167 23 42 48 85 79 118 31 35 71 60 112 64 2 0 4 0 5 0 3-1 4-5 5-8 7-24 9-33 12-53 4-81 28-173-38-332z">
          <text:p/>
        </draw:path>
        <draw:path draw:style-name="Mgr5" draw:text-style-name="MP6" draw:layer="backgroundobjects" svg:width="0.961cm" svg:height="0.999cm" svg:x="24.926cm" svg:y="14cm" svg:viewBox="0 0 962 1000" svg:d="M798 380c-55 11-112 76-140 135-1 4-5 8-8 9-4 0-7-4-10-7-30-34-69-78-118-154-21-34-126-192-229-283-89-77-202-97-240-65-18 14-21 48-14 73 9 25 36 55 58 67-27-4-61 22-61 54 0 56 80 118 105 127-22 1-40 33-35 60 10 52 86 76 109 80-21 5-33 39-25 64 12 40 88 65 109 71-19 21-12 56 9 74 17 18 40 28 62 32-57-8-124-18-180-20-55-1-139 22-190 79 73 37 158 116 191 224 54-3 92-40 135-80 6-7 12-13 21-15 5 0 12 2 17 4 23 10 130 78 266 70 104-7 194-62 237-162 41-97 45-201 49-230 5-28 26-43 46-51-2-28 1-64-2-93-42-44-107-74-162-63z">
          <text:p/>
        </draw:path>
        <draw:path draw:style-name="Mgr5" draw:text-style-name="MP6" draw:layer="backgroundobjects" svg:width="0.116cm" svg:height="0.1cm" svg:x="25.87cm" svg:y="14.44cm" svg:viewBox="0 0 117 101" svg:d="M25 1c-3-1-7-1-10-1-7 1-9 4-11 11-6 16-4 69-1 80 2 6 5 10 12 10 2 0 5-1 7-2 8-3 16-7 25-10 21-9 41-17 61-26 3-2 7-3 9-7 1-5-4-11-7-15-27-16-56-29-85-40z">
          <text:p/>
        </draw:path>
        <draw:path draw:style-name="Mgr5" draw:text-style-name="MP6" draw:layer="backgroundobjects" svg:width="0.061cm" svg:height="0.074cm" svg:x="25.735cm" svg:y="14.448cm" svg:viewBox="0 0 62 75" svg:d="M0 37c0 7 2 14 4 19s7 11 11 13c5 4 10 6 16 6 5 0 10-2 15-6 5-2 9-8 11-13 3-5 5-12 5-19 0-6-2-13-5-18-3-6-6-11-11-14-5-4-10-5-15-5-6 0-11 1-16 5-4 3-9 8-11 14-2 5-4 12-4 18z">
          <text:p/>
        </draw:path>
        <draw:path draw:style-name="Mgr5" draw:text-style-name="MP6" draw:layer="backgroundobjects" svg:width="0.146cm" svg:height="0.074cm" svg:x="24.998cm" svg:y="14.155cm" svg:viewBox="0 0 147 75" svg:d="M82 36c3 3 24 15 43 24 10 4 22 9 22 12 0 5-11 3-21 0-24-7-51-17-73-32-6-3-43-28-53-36 7-4 18-4 25-4 20 15 37 25 57 36z">
          <text:p/>
        </draw:path>
        <draw:path draw:style-name="Mgr5" draw:text-style-name="MP6" draw:layer="backgroundobjects" svg:width="0.167cm" svg:height="0.042cm" svg:x="25.048cm" svg:y="14.336cm" svg:viewBox="0 0 168 43" svg:d="M133 31c11 2 35 2 35 8 0 4-21 4-33 4-46 0-96-8-135-32 4-6 14-11 20-11 44 21 97 28 113 31z">
          <text:p/>
        </draw:path>
        <draw:path draw:style-name="Mgr5" draw:text-style-name="MP6" draw:layer="backgroundobjects" svg:width="0.151cm" svg:height="0.026cm" svg:x="25.124cm" svg:y="14.476cm" svg:viewBox="0 0 152 27" svg:d="M112 12c22 3 39 0 40 4 1 7-21 8-33 8-35 3-60 5-99-4-4 0-21-4-20-7 3-5 12-12 17-13 22 7 73 11 95 12z">
          <text:p/>
        </draw:path>
        <draw:path draw:style-name="Mgr5" draw:text-style-name="MP6" draw:layer="backgroundobjects" svg:width="0.138cm" svg:height="0.024cm" svg:x="25.218cm" svg:y="14.612cm" svg:viewBox="0 0 139 25" svg:d="M7 0c18 4 33 7 51 8 13 1 32 4 49 4 14 1 32-1 32 3 0 6-20 9-34 10-31 0-66 0-102-10-1 0-3-3-3-3 2-4 5-9 7-12z">
          <text:p/>
        </draw:path>
      </draw:g>
      <draw:frame presentation:style-name="Forestbird-title" draw:layer="backgroundobjects" svg:width="26.518cm" svg:height="3.333cm" svg:x="1.591cm" svg:y="0.666cm" presentation:class="title" presentation:placeholder="true">
        <draw:text-box/>
      </draw:frame>
      <draw:frame presentation:style-name="Forestbird-outline1" draw:layer="backgroundobjects" svg:width="26.518cm" svg:height="12.667cm" svg:x="1.591cm" svg:y="4.666cm" presentation:class="outline" presentation:placeholder="true">
        <draw:text-box/>
      </draw:frame>
      <draw:frame presentation:style-name="Mpr1" draw:text-style-name="MP2" draw:layer="backgroundobjects" svg:width="6.919cm" svg:height="1.448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8" draw:layer="backgroundobjects" svg:width="9.414cm" svg:height="1.448cm" svg:x="10.157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919cm" svg:height="1.448cm" svg:x="21.29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7cm" svg:height="9.56cm" svg:x="2cm" svg:y="2.5cm" presentation:class="page"/>
        <draw:frame presentation:style-name="Forestbir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layer="backgroundobjects" svg:width="29.7cm" svg:height="2.333cm" svg:x="0cm" svg:y="18.666cm">
        <text:p/>
        <draw:enhanced-geometry svg:viewBox="0 0 21600 21600" draw:type="rectangle" draw:enhanced-path="M 0 0 L 21600 0 21600 21600 0 21600 0 0 Z N"/>
      </draw:custom-shape>
      <draw:g draw:style-name="Mgr6">
        <draw:custom-shape draw:style-name="Mgr9" draw:layer="backgroundobjects" svg:width="0.53cm" svg:height="3.333cm" svg:x="27.048cm" svg:y="15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9" draw:layer="backgroundobjects" svg:width="2.652cm" svg:height="1cm" svg:x="25.988cm" svg:y="16.66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9" draw:layer="backgroundobjects" svg:width="2.122cm" svg:height="1cm" svg:x="26.253cm" svg:y="15.99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9" draw:layer="backgroundobjects" svg:width="1.591cm" svg:height="1cm" svg:x="26.517cm" svg:y="15.33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9" draw:layer="backgroundobjects" svg:width="1.06cm" svg:height="1cm" svg:x="26.784cm" svg:y="14.66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6">
        <draw:custom-shape draw:style-name="Mgr9" draw:layer="backgroundobjects" svg:width="0.531cm" svg:height="3.334cm" svg:x="24.13cm" svg:y="15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9" draw:layer="backgroundobjects" svg:width="2.121cm" svg:height="1cm" svg:x="23.336cm" svg:y="16.33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9" draw:layer="backgroundobjects" svg:width="1.591cm" svg:height="1cm" svg:x="23.6cm" svg:y="15.667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9" draw:layer="backgroundobjects" svg:width="1.061cm" svg:height="1cm" svg:x="23.865cm" svg:y="1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4">
        <draw:path draw:style-name="Mgr10" draw:layer="backgroundobjects" svg:width="0.257cm" svg:height="0.579cm" svg:x="25.895cm" svg:y="13.666cm" svg:viewBox="0 0 258 580" svg:d="M212 187c-45-108-143-201-183-185-30 17 4 89 31 128 4 2 2 8-3 8-12-4-27-4-34 5-14 23 7 55 25 76 3 3 1 9-3 8-16-4-32-4-38 4-22 33 11 131 30 167 23 42 48 85 79 118 31 35 71 60 112 64 2 0 4 0 5 0 3-1 4-5 5-8 7-24 9-33 12-53 4-81 28-173-38-332z">
          <text:p/>
        </draw:path>
        <draw:path draw:style-name="Mgr10" draw:layer="backgroundobjects" svg:width="0.961cm" svg:height="0.999cm" svg:x="25.457cm" svg:y="13.666cm" svg:viewBox="0 0 962 1000" svg:d="M798 380c-56 11-112 76-140 135-1 4-5 8-8 9-4 0-7-4-10-7-30-34-69-78-118-154-21-34-126-192-229-283-89-77-202-97-240-65-18 14-21 48-14 73 9 25 36 55 58 67-27-4-61 22-61 54 0 56 80 118 105 127-22 1-40 33-35 60 10 52 86 76 109 80-21 5-33 39-25 64 12 40 88 65 109 71-19 21-12 56 9 74 17 18 40 28 62 32-57-8-124-18-180-20-55-1-139 22-190 79 73 37 158 116 191 224 54-3 92-40 135-80 6-7 12-13 21-15 5 0 12 2 17 4 23 10 130 78 266 70 104-7 194-62 237-162 41-97 45-201 49-230 5-28 26-43 46-51-2-28 1-64-2-93-42-44-107-74-162-63z">
          <text:p/>
        </draw:path>
        <draw:path draw:style-name="Mgr10" draw:layer="backgroundobjects" svg:width="0.116cm" svg:height="0.1cm" svg:x="26.401cm" svg:y="14.106cm" svg:viewBox="0 0 117 101" svg:d="M25 1c-3-1-7-1-10-1-7 1-9 4-11 11-6 16-4 69-1 80 2 6 5 10 12 10 2 0 5-1 7-2 8-3 16-7 25-10 21-9 41-17 61-26 3-2 7-3 9-7 1-5-4-11-7-15-27-16-56-29-85-40z">
          <text:p/>
        </draw:path>
        <draw:path draw:style-name="Mgr10" draw:layer="backgroundobjects" svg:width="0.061cm" svg:height="0.074cm" svg:x="26.266cm" svg:y="14.114cm" svg:viewBox="0 0 62 75" svg:d="M0 37c0 7 2 14 4 19s7 11 11 13c5 4 10 6 16 6 5 0 10-2 15-6 5-2 9-8 11-13 3-5 5-12 5-19 0-6-2-13-5-18-3-6-6-11-11-14-5-4-10-5-15-5-6 0-11 1-16 5-4 3-9 8-11 14-2 5-4 12-4 18z">
          <text:p/>
        </draw:path>
        <draw:path draw:style-name="Mgr10" draw:layer="backgroundobjects" svg:width="0.146cm" svg:height="0.074cm" svg:x="25.529cm" svg:y="13.821cm" svg:viewBox="0 0 147 75" svg:d="M82 36c3 3 24 15 43 24 10 4 22 9 22 12 0 5-11 3-21 0-24-7-51-17-73-32-6-3-43-28-53-36 7-4 18-4 25-4 20 15 37 25 57 36z">
          <text:p/>
        </draw:path>
        <draw:path draw:style-name="Mgr10" draw:layer="backgroundobjects" svg:width="0.167cm" svg:height="0.042cm" svg:x="25.579cm" svg:y="14.002cm" svg:viewBox="0 0 168 43" svg:d="M133 31c11 2 35 2 35 8 0 4-21 4-33 4-46 0-96-8-135-32 4-6 14-11 20-11 44 21 97 28 113 31z">
          <text:p/>
        </draw:path>
        <draw:path draw:style-name="Mgr10" draw:layer="backgroundobjects" svg:width="0.151cm" svg:height="0.026cm" svg:x="25.655cm" svg:y="14.142cm" svg:viewBox="0 0 152 27" svg:d="M112 12c22 3 39 0 40 4 1 7-21 8-33 8-35 3-60 5-99-4-4 0-21-4-20-7 3-5 12-12 17-13 22 7 73 11 95 12z">
          <text:p/>
        </draw:path>
        <draw:path draw:style-name="Mgr10" draw:layer="backgroundobjects" svg:width="0.138cm" svg:height="0.024cm" svg:x="25.749cm" svg:y="14.278cm" svg:viewBox="0 0 139 25" svg:d="M7 0c18 4 33 7 51 8 13 1 32 4 49 4 14 1 32-1 32 3 0 6-20 9-34 10-31 0-66 0-102-10-1 0-3-3-3-3 2-4 5-9 7-12z">
          <text:p/>
        </draw:path>
      </draw:g>
      <draw:g draw:style-name="Mgr4">
        <draw:path draw:style-name="Mgr10" draw:layer="backgroundobjects" svg:width="0.257cm" svg:height="0.579cm" svg:x="27.486cm" svg:y="13cm" svg:viewBox="0 0 258 580" svg:d="M212 187c-45-108-143-201-183-185-30 17 4 89 31 128 4 2 2 8-3 8-12-4-27-4-34 5-14 23 7 55 25 76 3 3 1 9-3 8-16-4-32-4-38 4-22 33 11 131 30 167 23 42 48 85 79 118 31 35 71 60 112 64 2 0 4 0 5 0 3-1 4-5 5-8 7-24 9-33 12-53 4-81 28-173-38-332z">
          <text:p/>
        </draw:path>
        <draw:path draw:style-name="Mgr10" draw:layer="backgroundobjects" svg:width="0.961cm" svg:height="0.999cm" svg:x="27.048cm" svg:y="13cm" svg:viewBox="0 0 962 1000" svg:d="M798 380c-55 11-112 76-140 135-1 4-5 8-8 9-4 0-7-4-10-7-30-34-69-78-118-154-21-34-126-192-229-283-89-77-202-97-240-65-18 14-21 48-14 73 9 25 36 55 58 67-27-4-61 22-61 54 0 56 80 118 105 127-22 1-40 33-35 60 10 52 86 76 109 80-21 5-33 39-25 64 12 40 88 65 109 71-19 21-12 56 9 74 17 18 40 28 62 32-57-8-124-18-180-20-55-1-139 22-190 79 73 37 158 116 191 224 54-3 92-40 135-80 6-7 12-13 21-15 5 0 12 2 17 4 23 10 130 78 266 70 104-7 194-62 237-162 41-97 45-201 49-230 5-28 26-43 46-51-2-28 1-64-2-93-42-44-107-74-162-63z">
          <text:p/>
        </draw:path>
        <draw:path draw:style-name="Mgr10" draw:layer="backgroundobjects" svg:width="0.116cm" svg:height="0.1cm" svg:x="27.992cm" svg:y="13.44cm" svg:viewBox="0 0 117 101" svg:d="M25 1c-3-1-7-1-10-1-7 1-9 4-11 11-6 16-4 69-1 80 2 6 5 10 12 10 2 0 5-1 7-2 8-3 16-7 25-10 21-9 41-17 61-26 3-2 7-3 9-7 1-5-4-11-7-15-27-16-56-29-85-40z">
          <text:p/>
        </draw:path>
        <draw:path draw:style-name="Mgr10" draw:layer="backgroundobjects" svg:width="0.061cm" svg:height="0.074cm" svg:x="27.857cm" svg:y="13.448cm" svg:viewBox="0 0 62 75" svg:d="M0 37c0 7 2 14 4 19s7 11 11 13c5 4 10 6 16 6 5 0 10-2 15-6 5-2 9-8 11-13 3-5 5-12 5-19 0-6-2-13-5-18-3-6-6-11-11-14-5-4-10-5-15-5-6 0-11 1-16 5-4 3-9 8-11 14-2 5-4 12-4 18z">
          <text:p/>
        </draw:path>
        <draw:path draw:style-name="Mgr10" draw:layer="backgroundobjects" svg:width="0.146cm" svg:height="0.074cm" svg:x="27.12cm" svg:y="13.155cm" svg:viewBox="0 0 147 75" svg:d="M82 36c3 3 24 15 43 24 10 4 22 9 22 12 0 5-11 3-21 0-24-7-51-17-73-32-6-3-43-28-53-36 7-4 18-4 25-4 20 15 37 25 57 36z">
          <text:p/>
        </draw:path>
        <draw:path draw:style-name="Mgr10" draw:layer="backgroundobjects" svg:width="0.167cm" svg:height="0.042cm" svg:x="27.17cm" svg:y="13.336cm" svg:viewBox="0 0 168 43" svg:d="M133 31c11 2 35 2 35 8 0 4-21 4-33 4-46 0-96-8-135-32 4-6 14-11 20-11 44 21 97 28 113 31z">
          <text:p/>
        </draw:path>
        <draw:path draw:style-name="Mgr10" draw:layer="backgroundobjects" svg:width="0.151cm" svg:height="0.026cm" svg:x="27.246cm" svg:y="13.476cm" svg:viewBox="0 0 152 27" svg:d="M112 12c22 3 39 0 40 4 1 7-21 8-33 8-35 3-60 5-99-4-4 0-21-4-20-7 3-5 12-12 17-13 22 7 73 11 95 12z">
          <text:p/>
        </draw:path>
        <draw:path draw:style-name="Mgr10" draw:layer="backgroundobjects" svg:width="0.138cm" svg:height="0.024cm" svg:x="27.34cm" svg:y="13.612cm" svg:viewBox="0 0 139 25" svg:d="M7 0c18 4 33 7 51 8 13 1 32 4 49 4 14 1 32-1 32 3 0 6-20 9-34 10-31 0-66 0-102-10-1 0-3-3-3-3 2-4 5-9 7-12z">
          <text:p/>
        </draw:path>
      </draw:g>
      <draw:frame presentation:style-name="Mpr4" draw:text-style-name="MP2" draw:layer="backgroundobjects" svg:width="6.919cm" svg:height="1.448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.414cm" svg:height="1.448cm" svg:x="10.157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4" draw:layer="backgroundobjects" svg:width="6.919cm" svg:height="1.448cm" svg:x="21.294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restbird1-title" draw:layer="backgroundobjects" svg:width="26.518cm" svg:height="3.333cm" svg:x="1.591cm" svg:y="0.666cm" presentation:class="title" presentation:placeholder="true">
        <draw:text-box/>
      </draw:frame>
      <draw:frame presentation:style-name="Forestbird1-outline1" draw:layer="backgroundobjects" svg:width="26.518cm" svg:height="12cm" svg:x="1.591cm" svg:y="4.666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7cm" svg:height="9.56cm" svg:x="2cm" svg:y="2.5cm" presentation:class="page"/>
        <draw:frame presentation:style-name="Forestbir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layer="backgroundobjects" svg:width="29.7cm" svg:height="2.333cm" svg:x="0cm" svg:y="18.666cm">
        <text:p/>
        <draw:enhanced-geometry svg:viewBox="0 0 21600 21600" draw:type="rectangle" draw:enhanced-path="M 0 0 L 21600 0 21600 21600 0 21600 0 0 Z N"/>
      </draw:custom-shape>
      <draw:g draw:style-name="Mgr4">
        <draw:path draw:style-name="Mgr10" draw:layer="backgroundobjects" svg:width="0.446cm" svg:height="0.848cm" svg:x="27.536cm" svg:y="18.126cm" svg:viewBox="0 0 447 849" svg:d="M255 725c127-139 203-308 191-535-6-89-32-148-64-184-25-28-174 36-174 240 2 386-139 399-208 599 73 15 161-16 255-120z">
          <text:p/>
        </draw:path>
        <draw:path draw:style-name="Mgr10" draw:layer="backgroundobjects" svg:width="0.422cm" svg:height="0.866cm" svg:x="27.495cm" svg:y="18.101cm" svg:viewBox="0 0 423 867" svg:d="M423 32c-80-105-225 71-225 231 0 386-127 421-198 594 13 4 12 10 39 10 90-91 225-263 225-559 0-184 73-261 159-276z">
          <text:p/>
        </draw:path>
        <draw:path draw:style-name="Mgr10" draw:layer="backgroundobjects" svg:width="0.398cm" svg:height="0.87cm" svg:x="27.495cm" svg:y="18.085cm" svg:viewBox="0 0 399 871" svg:d="M399 23c-94-71-230 30-230 225 0 316-113 304-169 457 0 55 0 111 0 166 39-34 225-232 225-580 0-186 86-266 174-268z">
          <text:p/>
        </draw:path>
        <draw:path draw:style-name="Mgr10" draw:layer="backgroundobjects" svg:width="0.677cm" svg:height="0.792cm" svg:x="26.517cm" svg:y="18.228cm" svg:viewBox="0 0 678 793" svg:d="M4 117c-34-92 145-141 206-105 0 52 0 102 0 154-69-17-181 15-206-49zM414 761c0-45 120-136 264-136 0 56 0 112 0 168-88-11-264 15-264-32z">
          <text:p/>
        </draw:path>
        <draw:path draw:style-name="Mgr10" draw:layer="backgroundobjects" svg:width="0.787cm" svg:height="1.157cm" svg:x="26.764cm" svg:y="17.966cm" svg:viewBox="0 0 788 1158" svg:d="M757 446c-41-129-152-286-313-373-403-221-549 115-366 284 216 200 195 519 278 651-87 28-151 86-151 120 0 46 176 21 264 30 146 0 264-37 264-82 2-35-2-56-10-75 71-132 86-395 34-555z">
          <text:p/>
        </draw:path>
        <draw:path draw:style-name="Mgr10" draw:layer="backgroundobjects" svg:width="0.294cm" svg:height="0.68cm" svg:x="27.069cm" svg:y="18.358cm" svg:viewBox="0 0 295 681" svg:d="M270 0c-127 13-242 160-242 343 2 162 83 245 57 257-216 96 28 25 199 80 54 19-115-217-115-405 0-115 40-212 101-275z">
          <text:p/>
        </draw:path>
        <draw:path draw:style-name="Mgr10" draw:layer="backgroundobjects" svg:width="0.529cm" svg:height="1.043cm" svg:x="27.065cm" svg:y="17.924cm" svg:viewBox="0 0 530 1044" svg:d="M146 45c-54-21-103-36-146-45 4 24 7 52 10 76 301 96 591 480 413 968 86-152 107-281 107-479 0-212-234-461-384-520z">
          <text:p/>
        </draw:path>
        <draw:path draw:style-name="Mgr10" draw:layer="backgroundobjects" svg:width="0.579cm" svg:height="1.075cm" svg:x="27.055cm" svg:y="17.896cm" svg:viewBox="0 0 580 1076" svg:d="M0 0c11 19 15 43 18 68 257 89 502 295 502 661 0 83-39 268-88 347 95-85 148-288 148-483 3-306-180-489-399-562-65-22-125-31-181-31z">
          <text:p/>
        </draw:path>
        <draw:path draw:style-name="Mgr10" draw:layer="backgroundobjects" svg:width="0.137cm" svg:height="0.18cm" svg:x="26.817cm" svg:y="17.665cm" svg:viewBox="0 0 138 181" svg:d="M1 181c-8-96 37-121 56-181 27 55 73 68 81 163-46 6-92 12-137 18z">
          <text:p/>
        </draw:path>
        <draw:path draw:style-name="Mgr10" draw:layer="backgroundobjects" svg:width="0.478cm" svg:height="0.712cm" svg:x="26.606cm" svg:y="17.653cm" svg:viewBox="0 0 479 713" svg:d="M355 0c-29 55-79 67-88 163-132 6-278 230-266 409 2 49 107 141 238 141 133 0 240-148 240-329 3-108-24-167-71-193 7-96-35-127-53-191z">
          <text:p/>
        </draw:path>
        <draw:path draw:style-name="Mgr10" draw:layer="backgroundobjects" svg:width="0.105cm" svg:height="0.261cm" svg:x="26.887cm" svg:y="17.738cm" svg:viewBox="0 0 106 262" svg:d="M43 259c-29-7-52-7-39-139 7-71 42-80 63-120 14 47 44 68 39 139-12 132-33 126-63 120z">
          <text:p/>
        </draw:path>
        <draw:path draw:style-name="Mgr10" draw:layer="backgroundobjects" svg:width="0.143cm" svg:height="0.166cm" svg:x="26.715cm" svg:y="17.957cm" svg:viewBox="0 0 144 167" svg:d="M64 167c-45 0-43-39-64-59 21-36 19-108 64-108 43 0 54 72 80 108-26 20-37 59-80 59z">
          <text:p/>
        </draw:path>
        <draw:path draw:style-name="Mgr10" draw:layer="backgroundobjects" svg:width="0.087cm" svg:height="0.1cm" svg:x="26.737cm" svg:y="17.994cm" svg:viewBox="0 0 88 101" svg:d="M39 101c-27 0-26-25-39-37 13-21 12-64 39-64s33 43 49 64c-16 12-22 37-49 37z">
          <text:p/>
        </draw:path>
        <draw:path draw:style-name="Mgr10" draw:layer="backgroundobjects" svg:width="0.415cm" svg:height="0.447cm" svg:x="26.695cm" svg:y="18.016cm" svg:viewBox="0 0 416 448" svg:d="M292 36c-60-93-61 22-92 31 10 4 19 8 28 12-16 9-33 19-49 28 5 5 8 11 12 15-9 0-16 0-24 0 5 5 9 10 14 16-3 4-6 6-9 9-17-13-35-19-54-19-64 0-118 71-118 160 0 90 52 160 118 160 63 0 117-70 117-160 0-2 0-5 0-9 15 5 29 11 44 15-3-14-6-28-10-43 17 0 34 0 51 0-7-8-15-16-21-24 25-23 49-47 73-71-15 0-29 0-44 0 22-17 45-34 69-53-16 0-32 0-48 0 26-3 98-72 53-52-45 19-74-9-110-15z">
          <text:p/>
        </draw:path>
        <draw:path draw:style-name="Mgr10" draw:layer="backgroundobjects" svg:width="0.533cm" svg:height="0.34cm" svg:x="26.562cm" svg:y="18.317cm" svg:viewBox="0 0 534 341" svg:d="M208 169c-67-16-181 16-204-50-34-92 173-148 226-104 127 98 299-92 304 194 2 70-132 277-326-40z">
          <text:p/>
        </draw:path>
      </draw:g>
      <draw:g draw:style-name="Mgr4">
        <draw:path draw:style-name="Mgr10" draw:layer="backgroundobjects" svg:width="0.23cm" svg:height="0.292cm" svg:x="24.131cm" svg:y="19.035cm" svg:viewBox="0 0 231 293" svg:d="M0 147c0 25 5 52 15 73 10 23 25 41 43 53 17 14 37 20 58 20s40-6 58-20c18-12 32-30 41-53 11-21 16-48 16-73 0-26-4-51-16-74-9-21-23-40-41-53s-38-20-58-20c-21 0-41 7-58 20-18 13-33 32-43 53-10 23-15 48-15 74z">
          <text:p/>
        </draw:path>
        <draw:path draw:style-name="Mgr10" draw:layer="backgroundobjects" svg:width="0.402cm" svg:height="0.581cm" svg:x="24.215cm" svg:y="19.003cm" svg:viewBox="0 0 403 582" svg:d="M23 489c-88-376 97-326 145-489 69 39 138 77 206 116 0-3 63 360 2 440-46 60-334 9-353-67z">
          <text:p/>
        </draw:path>
        <draw:path draw:style-name="Mgr10" draw:layer="backgroundobjects" svg:width="0.237cm" svg:height="0.14cm" svg:x="24.351cm" svg:y="19.327cm" svg:viewBox="0 0 238 141" svg:d="M206 69c-17-20-38-41-62-50-45-24-98-24-144-4 49 0 93 4 136 28 21 8 40 22 58 38 14 16 32 38 44 60-4-25-14-52-32-72z">
          <text:p/>
        </draw:path>
        <draw:path draw:style-name="Mgr10" draw:layer="backgroundobjects" svg:width="0.341cm" svg:height="0.709cm" svg:x="24.539cm" svg:y="18.957cm" svg:viewBox="0 0 342 710" svg:d="M69 667c-69-84-67-454-69-638 99-10 197-20 296-29 2 0 83 587 25 667-43 58-202 56-252 0z">
          <text:p/>
        </draw:path>
        <draw:path draw:style-name="Mgr10" draw:layer="backgroundobjects" svg:width="0.342cm" svg:height="0.71cm" svg:x="24.838cm" svg:y="18.957cm" svg:viewBox="0 0 343 711" svg:d="M273 667c70-84 67-454 70-638-98-10-197-20-296-29-8 223-83 587-25 667 43 60 203 56 251 0z">
          <text:p/>
        </draw:path>
        <draw:path draw:style-name="Mgr10" draw:layer="backgroundobjects" svg:width="0.022cm" svg:height="0.287cm" svg:x="24.849cm" svg:y="19.335cm" svg:viewBox="0 0 23 288" svg:d="M23 144c0-47-3-97-12-144-9 47-11 97-11 144 2 49 2 96 11 144 9-48 12-97 12-144z">
          <text:p/>
        </draw:path>
        <draw:path draw:style-name="Mgr10" draw:layer="backgroundobjects" svg:width="0.52cm" svg:height="0.58cm" svg:x="24.6cm" svg:y="18.929cm" svg:viewBox="0 0 521 581" svg:d="M261 581c87-102 260-157 260-308 0-149-115-273-260-273s-261 124-261 273c0 151 174 206 261 308z">
          <text:p/>
        </draw:path>
        <draw:path draw:style-name="Mgr10" draw:layer="backgroundobjects" svg:width="0.392cm" svg:height="0.877cm" svg:x="24.266cm" svg:y="17.666cm" svg:viewBox="0 0 393 878" svg:d="M358 384c14 350 23 298 35 447-55 16-109 31-163 47-67-134 9-34-199-400-75-138 5-458 52-478 29-9 269 203 275 384z">
          <text:p/>
        </draw:path>
        <draw:path draw:style-name="Mgr10" draw:layer="backgroundobjects" svg:width="0.283cm" svg:height="0.692cm" svg:x="24.341cm" svg:y="17.842cm" svg:viewBox="0 0 284 693" svg:d="M212 227c55 340 49 291 72 438-35 9-71 18-107 28-52-138 0-23-156-414-41-98-17-261 26-278 29-11 143 86 165 226z">
          <text:p/>
        </draw:path>
        <draw:path draw:style-name="Mgr10" draw:layer="backgroundobjects" svg:width="0.393cm" svg:height="0.877cm" svg:x="25.062cm" svg:y="17.666cm" svg:viewBox="0 0 394 878" svg:d="M35 384c-14 350-23 298-35 447 54 16 109 31 163 47 66-134-8-34 200-400 77-138-6-458-53-478-29-9-270 203-275 384z">
          <text:p/>
        </draw:path>
        <draw:path draw:style-name="Mgr10" draw:layer="backgroundobjects" svg:width="0.283cm" svg:height="0.696cm" svg:x="25.095cm" svg:y="17.842cm" svg:viewBox="0 0 284 697" svg:d="M72 227c-56 340-48 291-72 438 35 10 69 21 104 32 53-138 0-24 159-414 40-102 20-265-26-282-29-11-142 86-165 226z">
          <text:p/>
        </draw:path>
        <draw:path draw:style-name="Mgr10" draw:layer="backgroundobjects" svg:width="1.06cm" svg:height="1.068cm" svg:x="24.33cm" svg:y="18.199cm" svg:viewBox="0 0 1061 1069" svg:d="M530 0c-293 0-425 144-425 344 0 167-220 413-23 576 95 81 257 149 448 149s353-68 449-149c197-167-22-409-22-576 0-200-131-344-427-344z">
          <text:p/>
        </draw:path>
        <draw:path draw:style-name="Mgr10" draw:layer="backgroundobjects" svg:width="0.927cm" svg:height="0.885cm" svg:x="24.399cm" svg:y="18.346cm" svg:viewBox="0 0 928 886" svg:d="M425 29c25-39 48-39 75 0 60 91 157 284 162 444 109-17 235-11 260 56 50 133-182 357-457 357-278 0-507-224-458-357 21-67 148-73 255-56 6-160 101-353 163-444z">
          <text:p/>
        </draw:path>
        <draw:path draw:style-name="Mgr10" draw:layer="backgroundobjects" svg:width="0.437cm" svg:height="0.183cm" svg:x="24.641cm" svg:y="18.979cm" svg:viewBox="0 0 438 184" svg:d="M88 67c32 4 67-7 93-27 14-9 27-24 37-40 9 16 24 31 38 40 29 20 61 31 93 27 32 0 64-14 87-36 15-15-62 153-218 153s-231-168-216-153c22 20 54 32 86 36z">
          <text:p/>
        </draw:path>
        <draw:path draw:style-name="Mgr10" draw:layer="backgroundobjects" svg:width="0.255cm" svg:height="0.351cm" svg:x="24.486cm" svg:y="18.477cm" svg:viewBox="0 0 256 352" svg:d="M169 9c-88-40-146 58-161 110-22 80 6 170 15 190 7 14 70 78 211 16-2 0 35-89 17-173-27-48-8-109-82-143z">
          <text:p/>
        </draw:path>
        <draw:path draw:style-name="Mgr10" draw:layer="backgroundobjects" svg:width="0.267cm" svg:height="0.378cm" svg:x="24.47cm" svg:y="18.458cm" svg:viewBox="0 0 268 379" svg:d="M237 61c-11-17-24-30-37-41-7-5-14-9-24-12-8-4-17-7-25-7-35-6-71 14-94 40s-42 63-52 103c-8 40-6 83 3 124 3 20 9 40 18 56 1 3 2 4 3 7 0 2 0 6 0 9 1 1 1 3 2 4 3 4 6 7 12 11 9 6 14 9 23 12 32 14 64 14 95 10 32-6 62-16 90-33-28 7-61 17-90 17-28 0-60-2-87-17-5-4-11-5-17-13-2-3-5-3-5-7-1-1-2-4-3-7-6-16-10-33-15-49-5-37-8-73 0-108 5-32 23-63 44-85 20-24 46-40 73-36 5 0 12-2 19 2 6 3 16 3 21 7 14 7 27 16 35 29 19 20 34 55 42 94 0-39-10-76-31-110z">
          <text:p/>
        </draw:path>
        <draw:path draw:style-name="Mgr10" draw:layer="backgroundobjects" svg:width="0.15cm" svg:height="0.212cm" svg:x="24.553cm" svg:y="18.559cm" svg:viewBox="0 0 151 213" svg:d="M0 107c0 18 3 37 10 53 6 16 15 29 27 39 12 9 26 14 38 14 14 0 27-5 37-14 12-10 22-23 28-39s11-35 11-53c0-19-5-38-11-54-6-17-16-30-28-40-10-9-23-13-37-13-12 0-26 4-38 13-12 10-21 23-27 40-7 16-10 35-10 54z">
          <text:p/>
        </draw:path>
        <draw:path draw:style-name="Mgr10" draw:layer="backgroundobjects" svg:width="0.255cm" svg:height="0.351cm" svg:x="24.979cm" svg:y="18.477cm" svg:viewBox="0 0 256 352" svg:d="M88 9c86-40 144 58 159 110 24 80-6 170-15 190-5 14-69 78-211 16 3 0-32-89-18-173 29-48 9-109 85-143z">
          <text:p/>
        </draw:path>
        <draw:path draw:style-name="Mgr10" draw:layer="backgroundobjects" svg:width="0.27cm" svg:height="0.374cm" svg:x="24.982cm" svg:y="18.461cm" svg:viewBox="0 0 271 375" svg:d="M43 72c13-15 24-24 35-31 6-4 15-6 21-6 6-3 14-3 21-3 25 0 54 13 72 36 19 24 37 57 43 87 6 33 6 69 0 106-3 18-8 38-14 50-1 2-2 5-4 6-3 4-6 4-6 8-5 3-11 10-16 12-26 15-56 20-88 18-29 0-60-7-89-18 29 18 57 28 89 35s64 3 97-11c7-4 13-6 23-13 2-3 8-7 11-11 1 0 2-1 3-2 1-2 2-3 3-3 0-1 0-3 0-4 1-1 2-3 2-3 5-20 13-37 18-57 9-40 9-80 3-123-8-41-29-77-53-104-25-26-57-46-92-40-9 0-17 4-25 7-9 3-16 7-24 13-15 11-26 24-38 40-20 27-32 67-35 107 8-37 21-73 43-96z">
          <text:p/>
        </draw:path>
        <draw:path draw:style-name="Mgr10" draw:layer="backgroundobjects" svg:width="0.149cm" svg:height="0.212cm" svg:x="25.02cm" svg:y="18.559cm" svg:viewBox="0 0 150 213" svg:d="M0 107c0 18 3 37 10 53 6 16 15 29 27 39 12 9 25 14 38 14 14 0 26-5 37-14 12-10 22-23 28-39s10-35 10-53c0-19-4-38-10-54-6-17-16-30-28-40-11-9-23-13-37-13-13 0-26 4-38 13-12 10-21 23-27 40-7 16-10 35-10 54z">
          <text:p/>
        </draw:path>
        <draw:path draw:style-name="Mgr10" draw:layer="backgroundobjects" svg:width="0.153cm" svg:height="0.146cm" svg:x="24.785cm" svg:y="18.937cm" svg:viewBox="0 0 154 147" svg:d="M154 0c-52 0-103 0-154 0 0 49 0 97 0 147 51 0 102 0 154 0 0-50 0-98 0-147z">
          <text:p/>
        </draw:path>
        <draw:path draw:style-name="Mgr10" draw:layer="backgroundobjects" svg:width="0.577cm" svg:height="0.236cm" svg:x="24.574cm" svg:y="18.813cm" svg:viewBox="0 0 578 237" svg:d="M141 203c30-3 58-10 82-27 22-16 40-40 43-63 7-37 13-76 19-113 8 37 15 76 22 113 5 27 20 47 43 63 24 17 52 27 82 27 32 0 60-3 86-20 26-12 49-36 60-67-2 33-19 64-46 84-26 19-63 33-98 37-37 3-72-8-104-28-18-9-29-22-40-38-13 16-27 29-42 38-32 20-70 31-104 28-35 0-72-14-98-37-26-20-46-53-46-84 5 28 29 51 55 67 26 13 57 20 86 20z">
          <text:p/>
        </draw:path>
        <draw:path draw:style-name="Mgr10" draw:layer="backgroundobjects" svg:width="0.219cm" svg:height="0.12cm" svg:x="24.753cm" svg:y="18.769cm" svg:viewBox="0 0 220 121" svg:d="M110 0c20 0 82 0 104 20 15 15 3 47-35 77-25 20-49 24-66 24-20 0-43-8-66-24-47-30-55-62-41-77 20-20 84-20 104-20z">
          <text:p/>
        </draw:path>
      </draw:g>
      <draw:frame presentation:style-name="Forestbird2-title" draw:layer="backgroundobjects" svg:width="26.518cm" svg:height="3.333cm" svg:x="1.591cm" svg:y="0.666cm" presentation:class="title" presentation:placeholder="true">
        <draw:text-box/>
      </draw:frame>
      <draw:frame presentation:style-name="Forestbird2-outline1" draw:layer="backgroundobjects" svg:width="26.518cm" svg:height="12cm" svg:x="1.591cm" svg:y="4.666cm" presentation:class="outline" presentation:placeholder="true">
        <draw:text-box/>
      </draw:frame>
      <draw:frame presentation:style-name="Mpr7" draw:text-style-name="MP2" draw:layer="backgroundobjects" svg:width="6.919cm" svg:height="1.448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.414cm" svg:height="1.448cm" svg:x="10.157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919cm" svg:height="1.448cm" svg:x="21.29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2-title" draw:layer="backgroundobjects" svg:width="17cm" svg:height="9.56cm" svg:x="2cm" svg:y="2.5cm" presentation:class="page"/>
        <draw:frame presentation:style-name="Forestbir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layer="backgroundobjects" svg:width="29.7cm" svg:height="2.333cm" svg:x="0cm" svg:y="18.666cm">
        <text:p/>
        <draw:enhanced-geometry svg:viewBox="0 0 21600 21600" draw:type="rectangle" draw:enhanced-path="M 0 0 L 21600 0 21600 21600 0 21600 0 0 Z N"/>
      </draw:custom-shape>
      <draw:g draw:style-name="Mgr4">
        <draw:path draw:style-name="Mgr10" draw:layer="backgroundobjects" svg:width="0.278cm" svg:height="0.39cm" svg:x="22.275cm" svg:y="18.828cm" svg:viewBox="0 0 279 391" svg:d="M0 195c0 34 6 69 19 98 13 30 30 54 51 71s45 27 69 27 49-10 70-27 38-41 51-71c12-29 19-64 19-98 0-35-7-68-19-98-13-29-30-53-51-70-21-18-46-27-70-27-23 0-48 9-69 27-21 17-38 41-51 70-13 30-19 63-19 98z">
          <text:p/>
        </draw:path>
        <draw:path draw:style-name="Mgr10" draw:layer="backgroundobjects" svg:width="0.482cm" svg:height="0.776cm" svg:x="22.376cm" svg:y="18.783cm" svg:viewBox="0 0 483 777" svg:d="M28 653c-104-502 115-436 174-653 81 52 164 103 247 155 0-4 75 481 3 588-56 78-403 13-424-90z">
          <text:p/>
        </draw:path>
        <draw:path draw:style-name="Mgr10" draw:layer="backgroundobjects" svg:width="0.284cm" svg:height="0.189cm" svg:x="22.539cm" svg:y="19.216cm" svg:viewBox="0 0 285 190" svg:d="M247 91c-21-26-45-53-73-66-55-32-119-32-174-4 59 0 111 4 163 34 25 14 49 32 69 54 18 22 38 49 53 81-4-36-17-72-38-99z">
          <text:p/>
        </draw:path>
        <draw:path draw:style-name="Mgr10" draw:layer="backgroundobjects" svg:width="0.41cm" svg:height="0.946cm" svg:x="22.765cm" svg:y="18.72cm" svg:viewBox="0 0 411 947" svg:d="M84 888c-84-111-81-604-84-849 118-12 237-26 354-39 3 0 101 781 32 888-52 80-244 76-302 0z">
          <text:p/>
        </draw:path>
        <draw:path draw:style-name="Mgr10" draw:layer="backgroundobjects" svg:width="0.41cm" svg:height="0.946cm" svg:x="23.125cm" svg:y="18.72cm" svg:viewBox="0 0 411 947" svg:d="M328 888c83-111 79-604 83-849-118-12-236-26-354-39-10 296-101 781-31 888 52 80 243 76 302 0z">
          <text:p/>
        </draw:path>
        <draw:path draw:style-name="Mgr10" draw:layer="backgroundobjects" svg:width="0.028cm" svg:height="0.382cm" svg:x="23.136cm" svg:y="19.227cm" svg:viewBox="0 0 29 383" svg:d="M29 192c0-61-5-128-14-192-11 64-15 131-15 192 4 67 4 129 15 191 9-62 14-128 14-191z">
          <text:p/>
        </draw:path>
        <draw:path draw:style-name="Mgr10" draw:layer="backgroundobjects" svg:width="0.624cm" svg:height="0.772cm" svg:x="22.838cm" svg:y="18.684cm" svg:viewBox="0 0 625 773" svg:d="M313 773c104-137 312-209 312-409s-138-364-312-364-313 164-313 364 208 272 313 409z">
          <text:p/>
        </draw:path>
        <draw:path draw:style-name="Mgr10" draw:layer="backgroundobjects" svg:width="0.469cm" svg:height="1.169cm" svg:x="22.436cm" svg:y="17cm" svg:viewBox="0 0 470 1170" svg:d="M428 512c18 467 28 396 42 595-65 21-130 41-194 63-80-178 10-46-239-534-90-181 6-609 61-636 35-12 324 272 330 512z">
          <text:p/>
        </draw:path>
        <draw:path draw:style-name="Mgr10" draw:layer="backgroundobjects" svg:width="0.341cm" svg:height="0.924cm" svg:x="22.527cm" svg:y="17.235cm" svg:viewBox="0 0 342 925" svg:d="M255 302c65 454 58 388 87 583-43 13-86 27-129 40-62-184 0-32-188-552-48-132-21-351 31-372 35-13 171 115 199 301z">
          <text:p/>
        </draw:path>
        <draw:path draw:style-name="Mgr10" draw:layer="backgroundobjects" svg:width="0.472cm" svg:height="1.169cm" svg:x="23.393cm" svg:y="17cm" svg:viewBox="0 0 473 1170" svg:d="M41 512c-17 467-27 396-41 595 65 21 129 41 194 63 81-178-10-46 241-534 93-181-8-609-64-636-34-12-322 272-330 512z">
          <text:p/>
        </draw:path>
        <draw:path draw:style-name="Mgr10" draw:layer="backgroundobjects" svg:width="0.341cm" svg:height="0.928cm" svg:x="23.431cm" svg:y="17.235cm" svg:viewBox="0 0 342 929" svg:d="M87 302c-67 454-58 388-87 583 41 15 84 29 125 44 64-183 0-29 191-549 49-139 24-358-32-379-34-13-168 115-197 301z">
          <text:p/>
        </draw:path>
        <draw:path draw:style-name="Mgr10" draw:layer="backgroundobjects" svg:width="1.272cm" svg:height="1.426cm" svg:x="22.514cm" svg:y="17.711cm" svg:viewBox="0 0 1273 1427" svg:d="M636 0c-351 0-511 192-511 457 0 223-263 552-26 770 113 106 308 200 537 200 230 0 424-94 539-200 236-222-28-547-28-770 0-265-156-457-511-457z">
          <text:p/>
        </draw:path>
        <draw:path draw:style-name="Mgr10" draw:layer="backgroundobjects" svg:width="1.112cm" svg:height="1.182cm" svg:x="22.597cm" svg:y="17.907cm" svg:viewBox="0 0 1113 1183" svg:d="M508 40c31-53 58-53 90 0 72 120 188 379 194 592 133-23 281-15 313 76 59 177-218 475-548 475-334 0-609-298-549-475 24-91 178-99 305-76 8-213 122-472 195-592z">
          <text:p/>
        </draw:path>
        <draw:path draw:style-name="Mgr10" draw:layer="backgroundobjects" svg:width="0.524cm" svg:height="0.243cm" svg:x="22.888cm" svg:y="18.751cm" svg:viewBox="0 0 525 244" svg:d="M106 89c38 4 80-8 111-36 17-13 31-30 46-53 10 23 26 40 45 53 35 28 72 40 111 36 38 0 76-18 104-49 17-17-73 204-260 204-188 0-278-221-261-204 28 27 66 45 104 49z">
          <text:p/>
        </draw:path>
        <draw:path draw:style-name="Mgr10" draw:layer="backgroundobjects" svg:width="0.307cm" svg:height="0.468cm" svg:x="22.702cm" svg:y="18.081cm" svg:viewBox="0 0 308 469" svg:d="M201 13c-104-55-174 75-191 145-27 107 8 227 17 255 9 17 84 103 255 21-4 0 41-120 21-230-34-64-12-147-102-191z">
          <text:p/>
        </draw:path>
        <draw:path draw:style-name="Mgr10" draw:layer="backgroundobjects" svg:width="0.322cm" svg:height="0.506cm" svg:x="22.682cm" svg:y="18.056cm" svg:viewBox="0 0 323 507" svg:d="M284 83c-14-23-28-40-44-54-8-9-18-14-29-18-10-6-20-10-32-10-41-8-82 19-110 54-29 36-52 86-63 138-10 54-7 111 5 164 3 27 9 54 20 76 1 3 2 7 3 10 0 4 0 8 0 12 1 2 2 4 3 5 3 4 7 8 15 12 10 11 17 15 27 20 39 17 77 17 115 12 38-8 72-21 107-44-35 8-73 23-107 23s-73-6-105-23c-6-5-14-9-20-17-3-6-7-6-7-10-1-2-3-5-4-8-6-24-10-45-18-68-6-48-9-97 0-141 8-45 29-85 52-116 26-32 57-53 87-49 9 0 18 0 26 4 6 5 17 5 23 9 18 8 32 23 42 40 25 27 42 71 53 124 0-53-15-103-39-145z">
          <text:p/>
        </draw:path>
        <draw:path draw:style-name="Mgr10" draw:layer="backgroundobjects" svg:width="0.179cm" svg:height="0.282cm" svg:x="22.783cm" svg:y="18.192cm" svg:viewBox="0 0 180 283" svg:d="M0 141c0 26 3 50 12 71 7 23 19 40 34 52 13 12 28 19 44 19s31-7 46-19c14-12 24-29 33-52 7-21 11-45 11-71 0-24-4-49-11-70-9-22-19-40-33-52-15-12-30-19-46-19s-31 7-44 19c-15 12-27 30-34 52-9 21-12 46-12 70z">
          <text:p/>
        </draw:path>
        <draw:path draw:style-name="Mgr10" draw:layer="backgroundobjects" svg:width="0.305cm" svg:height="0.468cm" svg:x="23.292cm" svg:y="18.081cm" svg:viewBox="0 0 306 469" svg:d="M105 13c104-55 173 75 190 145 28 107-7 227-17 255-7 17-83 103-254 21 5 0-37-120-20-230 33-64 10-147 101-191z">
          <text:p/>
        </draw:path>
        <draw:path draw:style-name="Mgr10" draw:layer="backgroundobjects" svg:width="0.324cm" svg:height="0.499cm" svg:x="23.296cm" svg:y="18.06cm" svg:viewBox="0 0 325 500" svg:d="M52 96c14-17 29-32 41-41 8-4 17-8 26-8 6-4 17-4 23-4 32 0 67 17 87 48 25 30 46 76 52 116 6 45 6 92 0 141-3 24-11 49-17 67-1 4-2 6-3 10-3 4-7 4-7 8-8 4-14 14-22 18-32 17-65 28-104 21-35 0-73-8-108-21 35 21 70 36 108 45 39 8 78 4 115-13 11-4 18-11 27-19 5-4 11-9 14-13 1-2 2-3 3-4 2-2 3-3 5-4 0-2 0-3 0-6 1-1 2-2 4-4 6-26 14-49 20-76 11-52 11-105 3-164-9-53-35-102-61-138-32-35-70-62-113-54-9 0-20 4-29 10-12 5-18 9-29 18-17 14-32 31-46 54-24 34-38 88-41 141 11-49 24-99 52-128z">
          <text:p/>
        </draw:path>
        <draw:path draw:style-name="Mgr10" draw:layer="backgroundobjects" svg:width="0.179cm" svg:height="0.282cm" svg:x="23.341cm" svg:y="18.192cm" svg:viewBox="0 0 180 283" svg:d="M0 141c0 26 4 50 13 71 7 23 19 40 33 52 12 12 28 19 44 19s32-7 46-19c12-12 24-29 33-52 7-21 11-45 11-71 0-24-4-49-11-70-9-22-21-40-33-52-14-12-30-19-46-19s-32 7-44 19c-14 12-26 30-33 52-9 21-13 46-13 70z">
          <text:p/>
        </draw:path>
        <draw:path draw:style-name="Mgr10" draw:layer="backgroundobjects" svg:width="0.183cm" svg:height="0.195cm" svg:x="23.06cm" svg:y="18.693cm" svg:viewBox="0 0 184 196" svg:d="M184 0c-61 0-122 0-184 0 0 65 0 131 0 196 62 0 123 0 184 0 0-65 0-131 0-196z">
          <text:p/>
        </draw:path>
        <draw:path draw:style-name="Mgr10" draw:layer="backgroundobjects" svg:width="0.694cm" svg:height="0.316cm" svg:x="22.806cm" svg:y="18.528cm" svg:viewBox="0 0 695 317" svg:d="M171 272c35-5 69-15 96-36 29-23 49-52 52-84 9-51 17-101 26-152 7 51 15 101 23 152 6 36 24 61 52 84 28 21 63 36 98 36 38 0 72-5 104-27 31-18 59-49 73-89-4 45-25 85-56 111-30 26-76 45-117 49-46 5-87-8-126-36-22-13-35-31-48-53-14 22-32 40-49 53-38 28-84 41-125 36-42 0-87-17-119-49-31-26-55-71-55-111 6 36 35 67 67 89 31 18 69 27 104 27z">
          <text:p/>
        </draw:path>
        <draw:path draw:style-name="Mgr10" draw:layer="backgroundobjects" svg:width="0.264cm" svg:height="0.159cm" svg:x="23.022cm" svg:y="18.471cm" svg:viewBox="0 0 265 160" svg:d="M133 0c24 0 97 0 125 28 17 17 3 61-42 103-31 25-60 29-80 29-25 0-52-8-80-29-55-42-66-86-49-103 25-28 101-28 126-28z">
          <text:p/>
        </draw:path>
      </draw:g>
      <draw:g draw:style-name="Mgr4">
        <draw:path draw:style-name="Mgr10" draw:layer="backgroundobjects" svg:width="0.138cm" svg:height="0.194cm" svg:x="27.44cm" svg:y="18.579cm" svg:viewBox="0 0 139 195" svg:d="M139 97c0 18-3 34-9 48-6 16-14 28-25 36-11 10-22 14-35 14s-24-4-35-14c-11-8-20-20-25-36-7-14-10-30-10-48 0-16 3-33 10-48 6-16 14-28 25-36 11-9 22-13 35-13s24 4 35 13c11 8 19 20 25 36 6 15 9 32 9 48z">
          <text:p/>
        </draw:path>
        <draw:path draw:style-name="Mgr10" draw:layer="backgroundobjects" svg:width="0.241cm" svg:height="0.388cm" svg:x="27.287cm" svg:y="18.557cm" svg:viewBox="0 0 242 389" svg:d="M228 328c53-252-58-219-87-328-41 25-82 52-124 77 0-1-38 240-1 294 28 40 202 8 212-43z">
          <text:p/>
        </draw:path>
        <draw:path draw:style-name="Mgr10" draw:layer="backgroundobjects" svg:width="0.141cm" svg:height="0.094cm" svg:x="27.304cm" svg:y="18.774cm" svg:viewBox="0 0 142 95" svg:d="M19 46c11-14 22-27 36-34 29-16 61-16 87-2-29 0-55 2-80 18-13 6-25 15-35 27-9 11-21 24-27 40 2-19 10-36 19-49z">
          <text:p/>
        </draw:path>
        <draw:path draw:style-name="Mgr10" draw:layer="backgroundobjects" svg:width="0.204cm" svg:height="0.473cm" svg:x="27.129cm" svg:y="18.526cm" svg:viewBox="0 0 205 474" svg:d="M163 444c42-56 41-303 42-424-60-7-118-13-178-20-1 0-49 391-14 444 25 40 121 39 150 0z">
          <text:p/>
        </draw:path>
        <draw:path draw:style-name="Mgr10" draw:layer="backgroundobjects" svg:width="0.205cm" svg:height="0.473cm" svg:x="26.947cm" svg:y="18.526cm" svg:viewBox="0 0 206 474" svg:d="M41 444c-41-56-40-303-41-424 59-7 119-13 177-20 5 148 51 392 16 444-25 40-122 39-152 0z">
          <text:p/>
        </draw:path>
        <draw:path draw:style-name="Mgr10" draw:layer="backgroundobjects" svg:width="0.014cm" svg:height="0.191cm" svg:x="27.133cm" svg:y="18.778cm" svg:viewBox="0 0 15 192" svg:d="M0 95c0-31 2-63 7-95 6 32 8 65 8 95-2 33-2 65-8 97-5-32-7-65-7-97z">
          <text:p/>
        </draw:path>
        <draw:path draw:style-name="Mgr10" draw:layer="backgroundobjects" svg:width="0.312cm" svg:height="0.384cm" svg:x="26.985cm" svg:y="18.509cm" svg:viewBox="0 0 313 385" svg:d="M157 385c-52-68-157-102-157-204 0-100 70-181 157-181s156 81 156 181c0 102-104 136-156 204z">
          <text:p/>
        </draw:path>
        <draw:path draw:style-name="Mgr10" draw:layer="backgroundobjects" svg:width="0.236cm" svg:height="0.583cm" svg:x="27.262cm" svg:y="17.666cm" svg:viewBox="0 0 237 584" svg:d="M21 256c-8 233-14 199-21 299 33 9 65 20 98 29 40-88-6-21 121-267 44-90-4-302-32-317-17-5-163 136-166 256z">
          <text:p/>
        </draw:path>
        <draw:path draw:style-name="Mgr10" draw:layer="backgroundobjects" svg:width="0.17cm" svg:height="0.462cm" svg:x="27.282cm" svg:y="17.783cm" svg:viewBox="0 0 171 463" svg:d="M45 152c-34 227-30 194-45 291 21 7 43 13 65 20 30-92 0-16 93-276 26-67 11-175-16-187-17-6-85 59-97 152z">
          <text:p/>
        </draw:path>
        <draw:path draw:style-name="Mgr10" draw:layer="backgroundobjects" svg:width="0.235cm" svg:height="0.583cm" svg:x="26.783cm" svg:y="17.666cm" svg:viewBox="0 0 236 584" svg:d="M215 256c9 233 14 199 21 299-32 9-64 20-97 29-39-88 5-21-120-267-47-90 4-302 31-317 18-5 162 136 165 256z">
          <text:p/>
        </draw:path>
        <draw:path draw:style-name="Mgr10" draw:layer="backgroundobjects" svg:width="0.171cm" svg:height="0.465cm" svg:x="26.829cm" svg:y="17.783cm" svg:viewBox="0 0 172 466" svg:d="M128 152c33 227 29 194 44 291-21 7-42 15-63 23-32-92 0-16-95-276-26-70-13-178 16-190 17-6 83 59 98 152z">
          <text:p/>
        </draw:path>
        <draw:path draw:style-name="Mgr10" draw:layer="backgroundobjects" svg:width="0.637cm" svg:height="0.711cm" svg:x="26.822cm" svg:y="18.022cm" svg:viewBox="0 0 638 712" svg:d="M319 0c175 0 256 95 256 228 0 111 132 276 14 384-58 53-155 100-270 100-114 0-212-47-270-100-118-111 14-273 14-384 0-133 79-228 256-228z">
          <text:p/>
        </draw:path>
        <draw:path draw:style-name="Mgr10" draw:layer="backgroundobjects" svg:width="0.556cm" svg:height="0.59cm" svg:x="26.86cm" svg:y="18.119cm" svg:viewBox="0 0 557 591" svg:d="M303 20c-16-27-31-27-44 0-39 60-95 188-99 295-66-11-140-7-156 38-30 88 109 238 275 238s303-150 274-238c-12-45-88-49-152-38-3-107-62-235-98-295z">
          <text:p/>
        </draw:path>
        <draw:path draw:style-name="Mgr10" draw:layer="backgroundobjects" svg:width="0.262cm" svg:height="0.12cm" svg:x="27.009cm" svg:y="18.542cm" svg:viewBox="0 0 263 121" svg:d="M210 43c-19 2-40-4-55-18-10-6-16-14-24-25-5 11-13 19-22 25-18 14-37 22-56 18-19 0-37-8-52-24-8-8 37 102 130 102 95 0 140-110 131-102-14 14-33 22-52 24z">
          <text:p/>
        </draw:path>
        <draw:path draw:style-name="Mgr10" draw:layer="backgroundobjects" svg:width="0.154cm" svg:height="0.233cm" svg:x="27.21cm" svg:y="18.206cm" svg:viewBox="0 0 155 234" svg:d="M53 7c52-28 88 37 96 73 15 53-3 113-8 125-4 11-42 52-128 12 2 0-20-58-11-116 17-30 7-73 51-94z">
          <text:p/>
        </draw:path>
        <draw:path draw:style-name="Mgr10" draw:layer="backgroundobjects" svg:width="0.16cm" svg:height="0.251cm" svg:x="27.214cm" svg:y="18.195cm" svg:viewBox="0 0 161 252" svg:d="M19 40c8-11 14-20 22-27 5-4 10-6 14-8 7-2 12-4 16-4 21-5 42 8 56 26 14 17 26 42 31 69s3 55-1 83c-2 12-5 25-12 37 0 1 0 3-1 4 0 3 0 5 0 8 0 0-1 0-2 1-1 3-3 4-6 7-4 4-9 5-14 9-19 8-38 8-57 6-19-4-36-11-54-22 18 4 36 11 54 11 17 0 36-3 52-11 3-1 6-5 10-9 2-3 5-3 5-4s0-3 1-4c3-12 5-24 8-33 3-26 4-50 0-72-3-23-14-43-25-59-13-13-29-25-45-23-3 0-7-1-12 2-3 2-8 2-11 4-10 5-16 12-21 21-12 12-22 36-27 61 0-25 6-50 19-73z">
          <text:p/>
        </draw:path>
        <draw:path draw:style-name="Mgr10" draw:layer="backgroundobjects" svg:width="0.089cm" svg:height="0.14cm" svg:x="27.235cm" svg:y="18.262cm" svg:viewBox="0 0 90 141" svg:d="M90 71c0 13-2 25-6 36-4 10-10 20-16 26s-15 8-22 8c-9 0-16-2-24-8-6-6-12-16-17-26-3-11-5-23-5-36 0-14 2-24 5-36 6-11 11-20 17-27 8-5 15-8 24-8 7 0 16 3 22 8 6 7 13 16 16 27 4 12 6 22 6 36z">
          <text:p/>
        </draw:path>
        <draw:path draw:style-name="Mgr10" draw:layer="backgroundobjects" svg:width="0.153cm" svg:height="0.233cm" svg:x="26.917cm" svg:y="18.206cm" svg:viewBox="0 0 154 234" svg:d="M101 7c-52-28-87 37-96 73-14 53 3 113 9 125 4 11 41 52 127 12-2 0 19-58 11-116-17-30-6-73-51-94z">
          <text:p/>
        </draw:path>
        <draw:path draw:style-name="Mgr10" draw:layer="backgroundobjects" svg:width="0.162cm" svg:height="0.249cm" svg:x="26.905cm" svg:y="18.197cm" svg:viewBox="0 0 163 250" svg:d="M137 47c-6-8-14-15-21-19-4-3-9-4-12-4-3-3-8-3-13-3-16 0-33 8-43 24-12 16-24 38-27 58-3 22-3 46 0 72 2 10 7 24 10 32 1 1 1 4 2 5 1 3 3 3 3 4 3 3 8 7 11 9 16 10 33 14 52 11 17 0 36-4 54-11-18 11-35 18-54 23-19 4-38 1-59-8-4-1-7-4-12-8-4-1-7-4-8-7 0 0-1-1-2-2 0 0-1-2-1-3v-1c-1-2-1-2-2-3-3-13-6-25-11-37-5-27-5-54-2-83 7-25 18-51 32-68 16-19 35-32 55-27 7 0 12 3 16 4 5 3 10 4 15 8 7 8 15 16 22 28 12 18 18 44 21 71-6-24-12-49-26-65z">
          <text:p/>
        </draw:path>
        <draw:path draw:style-name="Mgr10" draw:layer="backgroundobjects" svg:width="0.089cm" svg:height="0.14cm" svg:x="26.955cm" svg:y="18.262cm" svg:viewBox="0 0 90 141" svg:d="M90 71c0 13-1 25-5 36-4 10-11 20-17 26s-15 8-22 8c-9 0-16-2-24-8-6-6-12-16-17-26-3-11-5-23-5-36 0-14 2-24 5-36 6-11 11-20 17-27 8-5 15-8 24-8 7 0 16 3 22 8 6 7 13 16 17 27 3 12 5 22 5 36z">
          <text:p/>
        </draw:path>
        <draw:path draw:style-name="Mgr10" draw:layer="backgroundobjects" svg:width="0.091cm" svg:height="0.096cm" svg:x="27.094cm" svg:y="18.513cm" svg:viewBox="0 0 92 97" svg:d="M0 0c31 0 62 0 92 0 0 32 0 64 0 97-30 0-61 0-92 0 0-33 0-65 0-97z">
          <text:p/>
        </draw:path>
        <draw:path draw:style-name="Mgr10" draw:layer="backgroundobjects" svg:width="0.347cm" svg:height="0.156cm" svg:x="26.964cm" svg:y="18.431cm" svg:viewBox="0 0 348 157" svg:d="M263 136c-18-3-35-8-50-19-14-10-23-26-25-42-4-24-8-50-12-75-4 25-8 51-12 75-4 17-12 32-26 42-14 11-32 19-49 19-19 0-37-3-52-15-16-9-31-24-37-44 2 23 13 43 29 56 16 12 38 22 58 24 22 2 45-4 64-17 9-7 17-16 23-28 7 12 16 21 25 28 20 13 42 19 62 17 20 0 43-9 59-24 16-13 28-36 28-56-3 18-17 34-33 44-16 8-35 15-52 15z">
          <text:p/>
        </draw:path>
        <draw:path draw:style-name="Mgr10" draw:layer="backgroundobjects" svg:width="0.131cm" svg:height="0.079cm" svg:x="27.073cm" svg:y="18.402cm" svg:viewBox="0 0 132 80" svg:d="M66 0c-12 0-49 0-62 13-9 8-2 30 20 51 16 13 30 16 41 16s26-5 40-16c27-21 32-43 23-51-11-13-50-13-62-13z">
          <text:p/>
        </draw:path>
      </draw:g>
      <draw:frame presentation:style-name="Forestbird3-title" draw:layer="backgroundobjects" svg:width="26.518cm" svg:height="3.333cm" svg:x="1.591cm" svg:y="0.666cm" presentation:class="title" presentation:placeholder="true">
        <draw:text-box/>
      </draw:frame>
      <draw:frame presentation:style-name="Forestbird3-outline1" draw:layer="backgroundobjects" svg:width="26.518cm" svg:height="12cm" svg:x="1.591cm" svg:y="4.666cm" presentation:class="outline" presentation:placeholder="true">
        <draw:text-box/>
      </draw:frame>
      <draw:frame presentation:style-name="Mpr10" draw:text-style-name="MP2" draw:layer="backgroundobjects" svg:width="6.919cm" svg:height="1.448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9.414cm" svg:height="1.448cm" svg:x="10.157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919cm" svg:height="1.448cm" svg:x="21.29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3-title" draw:layer="backgroundobjects" svg:width="17cm" svg:height="9.56cm" svg:x="2cm" svg:y="2.5cm" presentation:class="page"/>
        <draw:frame presentation:style-name="Forestbird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9T08:51:17.700041595</meta:creation-date>
    <dc:description>This work is licensed under a Creative Commons 0 License.
It makes use of the works of kka_libo_design@ashisuto.co.jp.</dc:description>
    <meta:generator>LibreOffice/25.8.4.2$Linux_X86_64 LibreOffice_project/0366609b1de41a39e1896ae41e33c673f2a73802</meta:generator>
    <dc:title>Forestbird</dc:title>
    <meta:editing-duration>PT4H12M</meta:editing-duration>
    <meta:editing-cycles>23</meta:editing-cycles>
    <dc:date>2026-02-20T00:06:57.039537072</dc:date>
    <meta:print-date>2026-02-19T12:45:25.002472820</meta:print-date>
    <meta:document-statistic meta:object-count="319"/>
  </office:meta>
</office:document-meta>
</file>